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.2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9.81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23.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/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4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color="#cccccc" fo:font-size="20pt" style:font-size-asian="20pt" style:font-size-complex="20pt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6"/>
        <table:table-row table:style-name="ro1" table:number-rows-repeated="3">
          <table:table-cell table:number-columns-repeated="1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rdinal wert</text:p>
          </table:table-cell>
          <table:table-cell/>
          <table:table-cell office:value-type="string" calcext:value-type="string">
            <text:p>Quersumme</text:p>
          </table:table-cell>
          <table:table-cell table:number-columns-repeated="2"/>
          <table:table-cell office:value-type="string" calcext:value-type="string">
            <text:p>Zahlen Wert</text:p>
          </table:table-cell>
          <table:table-cell table:number-columns-repeated="4"/>
          <table:table-cell table:style-name="Default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+6=13, 1+3 = 4</text:p>
          </table:table-cell>
          <table:table-cell table:formula="of:=SUM([.L7:.Q7])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+1+3=13, 1+3 =4</text:p>
          </table:table-cell>
          <table:table-cell table:formula="of:=SUM([.L6:.Q6])" office:value-type="float" office:value="913" calcext:value-type="float">
            <text:p>913</text:p>
          </table:table-cell>
          <table:table-cell/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ש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ב</text:p>
          </table:table-cell>
        </table:table-row>
        <table:table-row table:style-name="ro1">
          <table:table-cell table:number-columns-repeated="11"/>
          <table:table-cell table:style-name="ce6" table:formula="of:=LOOKUP([.L5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M5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N5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table:formula="of:=LOOKUP([.O5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formula="of:=LOOKUP([.P5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formula="of:=LOOKUP([.Q5];['file:///var/tmp/temp-Bibel-Zahlenwerte/Zahlenwerte.ods'#$$'heb']; ['file:///var/tmp/temp-Bibel-Zahlenwerte/Zahlenwerte.ods'#$$'zw'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6" table:formula="of:=LOOKUP([.L5];['file:///var/tmp/temp-Bibel-Zahlenwerte/Zahlenwerte.ods'#$$'heb']; ['file:///var/tmp/temp-Bibel-Zahlenwerte/Zahlenwerte.ods'#$$'zw_hebr_ord'])" office:value-type="float" office:value="22" calcext:value-type="float">
            <text:p>22</text:p>
          </table:table-cell>
          <table:table-cell table:style-name="ce6" table:formula="of:=LOOKUP([.M5];['file:///var/tmp/temp-Bibel-Zahlenwerte/Zahlenwerte.ods'#$$'heb']; ['file:///var/tmp/temp-Bibel-Zahlenwerte/Zahlenwerte.ods'#$$'zw_hebr_ord'])" office:value-type="float" office:value="10" calcext:value-type="float">
            <text:p>10</text:p>
          </table:table-cell>
          <table:table-cell table:style-name="ce6" table:formula="of:=LOOKUP([.N5];['file:///var/tmp/temp-Bibel-Zahlenwerte/Zahlenwerte.ods'#$$'heb']; ['file:///var/tmp/temp-Bibel-Zahlenwerte/Zahlenwerte.ods'#$$'zw_hebr_ord'])" office:value-type="float" office:value="21" calcext:value-type="float">
            <text:p>21</text:p>
          </table:table-cell>
          <table:table-cell table:formula="of:=LOOKUP([.O5];['file:///var/tmp/temp-Bibel-Zahlenwerte/Zahlenwerte.ods'#$$'heb']; ['file:///var/tmp/temp-Bibel-Zahlenwerte/Zahlenwerte.ods'#$$'zw_hebr_ord'])" office:value-type="float" office:value="1" calcext:value-type="float">
            <text:p>1</text:p>
          </table:table-cell>
          <table:table-cell table:formula="of:=LOOKUP([.P5];['file:///var/tmp/temp-Bibel-Zahlenwerte/Zahlenwerte.ods'#$$'heb']; ['file:///var/tmp/temp-Bibel-Zahlenwerte/Zahlenwerte.ods'#$$'zw_hebr_ord'])" office:value-type="float" office:value="20" calcext:value-type="float">
            <text:p>20</text:p>
          </table:table-cell>
          <table:table-cell table:formula="of:=LOOKUP([.Q5];['file:///var/tmp/temp-Bibel-Zahlenwerte/Zahlenwerte.ods'#$$'heb']; ['file:///var/tmp/temp-Bibel-Zahlenwerte/Zahlenwerte.ods'#$$'zw_hebr_ord']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+3=5</text:p>
          </table:table-cell>
          <table:table-cell table:formula="of:=SUM([.L10:.Q10])"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+3= 5</text:p>
          </table:table-cell>
          <table:table-cell table:formula="of:=SUM([.L9:.Q9])" office:value-type="float" office:value="203" calcext:value-type="float">
            <text:p>203</text:p>
          </table:table-cell>
          <table:table-cell table:number-columns-repeated="4"/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ב</text:p>
          </table:table-cell>
        </table:table-row>
        <table:table-row table:style-name="ro1">
          <table:table-cell table:number-columns-repeated="14"/>
          <table:table-cell table:formula="of:=LOOKUP([.O8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formula="of:=LOOKUP([.P8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formula="of:=LOOKUP([.Q8];['file:///var/tmp/temp-Bibel-Zahlenwerte/Zahlenwerte.ods'#$$'heb']; ['file:///var/tmp/temp-Bibel-Zahlenwerte/Zahlenwerte.ods'#$$'zw'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table:formula="of:=LOOKUP([.O8];['file:///var/tmp/temp-Bibel-Zahlenwerte/Zahlenwerte.ods'#$$'heb']; ['file:///var/tmp/temp-Bibel-Zahlenwerte/Zahlenwerte.ods'#$$'zw_hebr_ord'])" office:value-type="float" office:value="1" calcext:value-type="float">
            <text:p>1</text:p>
          </table:table-cell>
          <table:table-cell table:formula="of:=LOOKUP([.P8];['file:///var/tmp/temp-Bibel-Zahlenwerte/Zahlenwerte.ods'#$$'heb']; ['file:///var/tmp/temp-Bibel-Zahlenwerte/Zahlenwerte.ods'#$$'zw_hebr_ord'])" office:value-type="float" office:value="20" calcext:value-type="float">
            <text:p>20</text:p>
          </table:table-cell>
          <table:table-cell table:formula="of:=LOOKUP([.Q8];['file:///var/tmp/temp-Bibel-Zahlenwerte/Zahlenwerte.ods'#$$'heb']; ['file:///var/tmp/temp-Bibel-Zahlenwerte/Zahlenwerte.ods'#$$'zw_hebr_ord']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+1=5</text:p>
          </table:table-cell>
          <table:table-cell table:formula="of:=SUM([.L13:.Q13])"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+6=14, 1=4=5</text:p>
          </table:table-cell>
          <table:table-cell table:formula="of:=SUM([.L12:.Q12])" office:value-type="float" office:value="86" calcext:value-type="float">
            <text:p>86</text:p>
          </table:table-cell>
          <table:table-cell table:number-columns-repeated="2"/>
          <table:table-cell table:style-name="ce5" office:value-type="string" calcext:value-type="string">
            <text:p>ם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ל</text:p>
          </table:table-cell>
          <table:table-cell table:style-name="ce5" office:value-type="string" calcext:value-type="string">
            <text:p>א</text:p>
          </table:table-cell>
        </table:table-row>
        <table:table-row table:style-name="ro1">
          <table:table-cell table:number-columns-repeated="12"/>
          <table:table-cell table:style-name="ce6" table:formula="of:=LOOKUP([.M11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N11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formula="of:=LOOKUP([.O11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formula="of:=LOOKUP([.P11];['file:///var/tmp/temp-Bibel-Zahlenwerte/Zahlenwerte.ods'#$$'heb']; ['file:///var/tmp/temp-Bibel-Zahlenwerte/Zahlenwerte.ods'#$$'zw'])" office:value-type="float" office:value="30" calcext:value-type="float">
            <text:p>30</text:p>
          </table:table-cell>
          <table:table-cell table:formula="of:=LOOKUP([.Q11];['file:///var/tmp/temp-Bibel-Zahlenwerte/Zahlenwerte.ods'#$$'heb']; ['file:///var/tmp/temp-Bibel-Zahlenwerte/Zahlenwerte.ods'#$$'zw'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6" table:formula="of:=LOOKUP([.M11];['file:///var/tmp/temp-Bibel-Zahlenwerte/Zahlenwerte.ods'#$$'heb']; ['file:///var/tmp/temp-Bibel-Zahlenwerte/Zahlenwerte.ods'#$$'zw_hebr_ord'])" office:value-type="float" office:value="13" calcext:value-type="float">
            <text:p>13</text:p>
          </table:table-cell>
          <table:table-cell table:style-name="ce6" table:formula="of:=LOOKUP([.N11];['file:///var/tmp/temp-Bibel-Zahlenwerte/Zahlenwerte.ods'#$$'heb']; ['file:///var/tmp/temp-Bibel-Zahlenwerte/Zahlenwerte.ods'#$$'zw_hebr_ord'])" office:value-type="float" office:value="10" calcext:value-type="float">
            <text:p>10</text:p>
          </table:table-cell>
          <table:table-cell table:formula="of:=LOOKUP([.O11];['file:///var/tmp/temp-Bibel-Zahlenwerte/Zahlenwerte.ods'#$$'heb']; ['file:///var/tmp/temp-Bibel-Zahlenwerte/Zahlenwerte.ods'#$$'zw_hebr_ord'])" office:value-type="float" office:value="5" calcext:value-type="float">
            <text:p>5</text:p>
          </table:table-cell>
          <table:table-cell table:formula="of:=LOOKUP([.P11];['file:///var/tmp/temp-Bibel-Zahlenwerte/Zahlenwerte.ods'#$$'heb']; ['file:///var/tmp/temp-Bibel-Zahlenwerte/Zahlenwerte.ods'#$$'zw_hebr_ord'])" office:value-type="float" office:value="12" calcext:value-type="float">
            <text:p>12</text:p>
          </table:table-cell>
          <table:table-cell table:formula="of:=LOOKUP([.Q11];['file:///var/tmp/temp-Bibel-Zahlenwerte/Zahlenwerte.ods'#$$'heb']; ['file:///var/tmp/temp-Bibel-Zahlenwerte/Zahlenwerte.ods'#$$'zw_hebr_ord']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+3=5</text:p>
          </table:table-cell>
          <table:table-cell table:formula="of:=SUM([.L16:.Q16])"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+0+1=5</text:p>
          </table:table-cell>
          <table:table-cell table:formula="of:=SUM([.L15:.Q15])" office:value-type="float" office:value="401" calcext:value-type="float">
            <text:p>401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א</text:p>
          </table:table-cell>
        </table:table-row>
        <table:table-row table:style-name="ro1">
          <table:table-cell table:number-columns-repeated="14"/>
          <table:table-cell table:style-name="Default"/>
          <table:table-cell table:formula="of:=LOOKUP([.P14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formula="of:=LOOKUP([.Q14];['file:///var/tmp/temp-Bibel-Zahlenwerte/Zahlenwerte.ods'#$$'heb']; ['file:///var/tmp/temp-Bibel-Zahlenwerte/Zahlenwerte.ods'#$$'zw'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Default"/>
          <table:table-cell table:formula="of:=LOOKUP([.P14];['file:///var/tmp/temp-Bibel-Zahlenwerte/Zahlenwerte.ods'#$$'heb']; ['file:///var/tmp/temp-Bibel-Zahlenwerte/Zahlenwerte.ods'#$$'zw_hebr_ord'])" office:value-type="float" office:value="22" calcext:value-type="float">
            <text:p>22</text:p>
          </table:table-cell>
          <table:table-cell table:formula="of:=LOOKUP([.Q14];['file:///var/tmp/temp-Bibel-Zahlenwerte/Zahlenwerte.ods'#$$'heb']; ['file:///var/tmp/temp-Bibel-Zahlenwerte/Zahlenwerte.ods'#$$'zw_hebr_ord']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+2=8</text:p>
          </table:table-cell>
          <table:table-cell table:formula="of:=SUM([.L19:.Q19])"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+9+5=17, 1+7=8</text:p>
          </table:table-cell>
          <table:table-cell table:formula="of:=SUM([.L18:.Q18])" office:value-type="float" office:value="395" calcext:value-type="float">
            <text:p>395</text:p>
          </table:table-cell>
          <table:table-cell table:number-columns-repeated="2"/>
          <table:table-cell table:style-name="ce5" office:value-type="string" calcext:value-type="string">
            <text:p>ם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מ</text:p>
          </table:table-cell>
          <table:table-cell table:style-name="ce5" office:value-type="string" calcext:value-type="string">
            <text:p>ש</text:p>
          </table:table-cell>
          <table:table-cell table:style-name="ce5" office:value-type="string" calcext:value-type="string">
            <text:p>ה</text:p>
          </table:table-cell>
        </table:table-row>
        <table:table-row table:style-name="ro1">
          <table:table-cell table:number-columns-repeated="12"/>
          <table:table-cell table:style-name="ce6" table:formula="of:=LOOKUP([.M17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N17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formula="of:=LOOKUP([.O17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formula="of:=LOOKUP([.P17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table:formula="of:=LOOKUP([.Q17];['file:///var/tmp/temp-Bibel-Zahlenwerte/Zahlenwerte.ods'#$$'heb']; ['file:///var/tmp/temp-Bibel-Zahlenwerte/Zahlenwerte.ods'#$$'zw'])"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6" table:formula="of:=LOOKUP([.M17];['file:///var/tmp/temp-Bibel-Zahlenwerte/Zahlenwerte.ods'#$$'heb']; ['file:///var/tmp/temp-Bibel-Zahlenwerte/Zahlenwerte.ods'#$$'zw_hebr_ord'])" office:value-type="float" office:value="13" calcext:value-type="float">
            <text:p>13</text:p>
          </table:table-cell>
          <table:table-cell table:style-name="ce6" table:formula="of:=LOOKUP([.N17];['file:///var/tmp/temp-Bibel-Zahlenwerte/Zahlenwerte.ods'#$$'heb']; ['file:///var/tmp/temp-Bibel-Zahlenwerte/Zahlenwerte.ods'#$$'zw_hebr_ord'])" office:value-type="float" office:value="10" calcext:value-type="float">
            <text:p>10</text:p>
          </table:table-cell>
          <table:table-cell table:formula="of:=LOOKUP([.O17];['file:///var/tmp/temp-Bibel-Zahlenwerte/Zahlenwerte.ods'#$$'heb']; ['file:///var/tmp/temp-Bibel-Zahlenwerte/Zahlenwerte.ods'#$$'zw_hebr_ord'])" office:value-type="float" office:value="13" calcext:value-type="float">
            <text:p>13</text:p>
          </table:table-cell>
          <table:table-cell table:formula="of:=LOOKUP([.P17];['file:///var/tmp/temp-Bibel-Zahlenwerte/Zahlenwerte.ods'#$$'heb']; ['file:///var/tmp/temp-Bibel-Zahlenwerte/Zahlenwerte.ods'#$$'zw_hebr_ord'])" office:value-type="float" office:value="21" calcext:value-type="float">
            <text:p>21</text:p>
          </table:table-cell>
          <table:table-cell table:formula="of:=LOOKUP([.Q17];['file:///var/tmp/temp-Bibel-Zahlenwerte/Zahlenwerte.ods'#$$'heb']; ['file:///var/tmp/temp-Bibel-Zahlenwerte/Zahlenwerte.ods'#$$'zw_hebr_ord']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+9=11, 1+1=2</text:p>
          </table:table-cell>
          <table:table-cell table:formula="of:=SUM([.L22:.Q22])"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+0+7 = 11, 1+1 = 2</text:p>
          </table:table-cell>
          <table:table-cell table:formula="of:=SUM([.L21:.Q21])" office:value-type="float" office:value="407" calcext:value-type="float">
            <text:p>407</text:p>
          </table:table-cell>
          <table:table-cell table:number-columns-repeated="4"/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ו</text:p>
          </table:table-cell>
        </table:table-row>
        <table:table-row table:style-name="ro1">
          <table:table-cell table:number-columns-repeated="14"/>
          <table:table-cell table:formula="of:=LOOKUP([.O20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formula="of:=LOOKUP([.P20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formula="of:=LOOKUP([.Q20];['file:///var/tmp/temp-Bibel-Zahlenwerte/Zahlenwerte.ods'#$$'heb']; ['file:///var/tmp/temp-Bibel-Zahlenwerte/Zahlenwerte.ods'#$$'zw'])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table:formula="of:=LOOKUP([.O20];['file:///var/tmp/temp-Bibel-Zahlenwerte/Zahlenwerte.ods'#$$'heb']; ['file:///var/tmp/temp-Bibel-Zahlenwerte/Zahlenwerte.ods'#$$'zw_hebr_ord'])" office:value-type="float" office:value="22" calcext:value-type="float">
            <text:p>22</text:p>
          </table:table-cell>
          <table:table-cell table:formula="of:=LOOKUP([.P20];['file:///var/tmp/temp-Bibel-Zahlenwerte/Zahlenwerte.ods'#$$'heb']; ['file:///var/tmp/temp-Bibel-Zahlenwerte/Zahlenwerte.ods'#$$'zw_hebr_ord'])" office:value-type="float" office:value="1" calcext:value-type="float">
            <text:p>1</text:p>
          </table:table-cell>
          <table:table-cell table:formula="of:=LOOKUP([.Q20];['file:///var/tmp/temp-Bibel-Zahlenwerte/Zahlenwerte.ods'#$$'heb']; ['file:///var/tmp/temp-Bibel-Zahlenwerte/Zahlenwerte.ods'#$$'zw_hebr_ord'])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+4=8</text:p>
          </table:table-cell>
          <table:table-cell table:formula="of:=SUM([.L25:.Q25])" office:value-type="float" office:value="44" calcext:value-type="float">
            <text:p>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+9+6=17, 1+7=8</text:p>
          </table:table-cell>
          <table:table-cell table:formula="of:=SUM([.L24:.Q24])" office:value-type="float" office:value="296" calcext:value-type="float">
            <text:p>296</text:p>
          </table:table-cell>
          <table:table-cell table:number-columns-repeated="3"/>
          <table:table-cell table:style-name="ce5" office:value-type="string" calcext:value-type="string">
            <text:p>ץ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ה</text:p>
          </table:table-cell>
        </table:table-row>
        <table:table-row table:style-name="ro1">
          <table:table-cell table:number-columns-repeated="13"/>
          <table:table-cell table:style-name="ce6" table:formula="of:=LOOKUP([.N23];['file:///var/tmp/temp-Bibel-Zahlenwerte/Zahlenwerte.ods'#$$'heb']; ['file:///var/tmp/temp-Bibel-Zahlenwerte/Zahlenwerte.ods'#$$'zw'])" office:value-type="float" office:value="90" calcext:value-type="float">
            <text:p>90</text:p>
          </table:table-cell>
          <table:table-cell table:formula="of:=LOOKUP([.O23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formula="of:=LOOKUP([.P23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formula="of:=LOOKUP([.Q23];['file:///var/tmp/temp-Bibel-Zahlenwerte/Zahlenwerte.ods'#$$'heb']; ['file:///var/tmp/temp-Bibel-Zahlenwerte/Zahlenwerte.ods'#$$'zw'])"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7" table:formula="of:=SUM([.B5:.B23])" office:value-type="float" office:value="37" calcext:value-type="float">
            <text:p>37</text:p>
          </table:table-cell>
          <table:table-cell table:number-columns-repeated="4"/>
          <table:table-cell table:style-name="ce7" table:formula="of:=SUM([.G5:.G23])" office:value-type="float" office:value="37" calcext:value-type="float">
            <text:p>37</text:p>
          </table:table-cell>
          <table:table-cell table:number-columns-repeated="6"/>
          <table:table-cell table:style-name="ce6" table:formula="of:=LOOKUP([.N23];['file:///var/tmp/temp-Bibel-Zahlenwerte/Zahlenwerte.ods'#$$'heb']; ['file:///var/tmp/temp-Bibel-Zahlenwerte/Zahlenwerte.ods'#$$'zw_hebr_ord'])" office:value-type="float" office:value="18" calcext:value-type="float">
            <text:p>18</text:p>
          </table:table-cell>
          <table:table-cell table:formula="of:=LOOKUP([.O23];['file:///var/tmp/temp-Bibel-Zahlenwerte/Zahlenwerte.ods'#$$'heb']; ['file:///var/tmp/temp-Bibel-Zahlenwerte/Zahlenwerte.ods'#$$'zw_hebr_ord'])" office:value-type="float" office:value="20" calcext:value-type="float">
            <text:p>20</text:p>
          </table:table-cell>
          <table:table-cell table:formula="of:=LOOKUP([.P23];['file:///var/tmp/temp-Bibel-Zahlenwerte/Zahlenwerte.ods'#$$'heb']; ['file:///var/tmp/temp-Bibel-Zahlenwerte/Zahlenwerte.ods'#$$'zw_hebr_ord'])" office:value-type="float" office:value="1" calcext:value-type="float">
            <text:p>1</text:p>
          </table:table-cell>
          <table:table-cell table:formula="of:=LOOKUP([.Q23];['file:///var/tmp/temp-Bibel-Zahlenwerte/Zahlenwerte.ods'#$$'heb']; ['file:///var/tmp/temp-Bibel-Zahlenwerte/Zahlenwerte.ods'#$$'zw_hebr_ord'])" office:value-type="float" office:value="5" calcext:value-type="float">
            <text:p>5</text:p>
          </table:table-cell>
        </table:table-row>
      </table:table>
      <table:table table:name="Count-Letters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ce8"/>
        <table:table-column table:style-name="co7" table:number-columns-repeated="32" table:default-cell-style-name="ce8"/>
        <table:table-column table:style-name="co9" table:default-cell-style-name="ce8"/>
        <table:table-column table:style-name="co10" table:default-cell-style-name="ce12"/>
        <table:table-column table:style-name="co1" table:default-cell-style-name="ce6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36"/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ץ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ו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ם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מ</text:p>
          </table:table-cell>
          <table:table-cell table:style-name="ce5" office:value-type="string" calcext:value-type="string">
            <text:p>ש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ם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ה</text:p>
          </table:table-cell>
          <table:table-cell table:style-name="ce5" office:value-type="string" calcext:value-type="string">
            <text:p>ל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ת</text:p>
          </table:table-cell>
          <table:table-cell table:style-name="ce5" office:value-type="string" calcext:value-type="string">
            <text:p>י</text:p>
          </table:table-cell>
          <table:table-cell table:style-name="ce5" office:value-type="string" calcext:value-type="string">
            <text:p>ש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ר</text:p>
          </table:table-cell>
          <table:table-cell table:style-name="ce5" office:value-type="string" calcext:value-type="string">
            <text:p>ב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formula="of:=SUM([.D5:.AK5])" office:value-type="float" office:value="2701" calcext:value-type="float">
            <text:p>2701</text:p>
          </table:table-cell>
          <table:table-cell/>
          <table:table-cell table:style-name="ce6" table:formula="of:=LOOKUP([.D4];['file:///var/tmp/temp-Bibel-Zahlenwerte/Zahlenwerte.ods'#$$'heb']; ['file:///var/tmp/temp-Bibel-Zahlenwerte/Zahlenwerte.ods'#$$'zw'])" office:value-type="float" office:value="90" calcext:value-type="float">
            <text:p>90</text:p>
          </table:table-cell>
          <table:table-cell table:style-name="ce6" table:formula="of:=LOOKUP([.E4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style-name="ce6" table:formula="of:=LOOKUP([.F4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G4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style-name="ce6"/>
          <table:table-cell table:style-name="ce6" table:formula="of:=LOOKUP([.I4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J4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K4];['file:///var/tmp/temp-Bibel-Zahlenwerte/Zahlenwerte.ods'#$$'heb']; ['file:///var/tmp/temp-Bibel-Zahlenwerte/Zahlenwerte.ods'#$$'zw'])" office:value-type="float" office:value="6" calcext:value-type="float">
            <text:p>6</text:p>
          </table:table-cell>
          <table:table-cell table:style-name="ce6"/>
          <table:table-cell table:style-name="ce6" table:formula="of:=LOOKUP([.M4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N4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O4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P4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table:style-name="ce6" table:formula="of:=LOOKUP([.Q4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style-name="ce6"/>
          <table:table-cell table:style-name="ce6" table:formula="of:=LOOKUP([.S4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T4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/>
          <table:table-cell table:style-name="ce6" table:formula="of:=LOOKUP([.V4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table:style-name="ce6" table:formula="of:=LOOKUP([.W4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X4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table:style-name="ce6" table:formula="of:=LOOKUP([.Y4];['file:///var/tmp/temp-Bibel-Zahlenwerte/Zahlenwerte.ods'#$$'heb']; ['file:///var/tmp/temp-Bibel-Zahlenwerte/Zahlenwerte.ods'#$$'zw'])" office:value-type="float" office:value="30" calcext:value-type="float">
            <text:p>30</text:p>
          </table:table-cell>
          <table:table-cell table:style-name="ce6" table:formula="of:=LOOKUP([.Z4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/>
          <table:table-cell table:style-name="ce6" table:formula="of:=LOOKUP([.AB4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AC4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style-name="ce6" table:formula="of:=LOOKUP([.AD4];['file:///var/tmp/temp-Bibel-Zahlenwerte/Zahlenwerte.ods'#$$'heb']; ['file:///var/tmp/temp-Bibel-Zahlenwerte/Zahlenwerte.ods'#$$'zw'])" office:value-type="float" office:value="2" calcext:value-type="float">
            <text:p>2</text:p>
          </table:table-cell>
          <table:table-cell table:style-name="ce6"/>
          <table:table-cell table:style-name="ce6" table:formula="of:=LOOKUP([.AF4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table:style-name="ce6" table:formula="of:=LOOKUP([.AG4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table:style-name="ce6" table:formula="of:=LOOKUP([.AH4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table:style-name="ce6" table:formula="of:=LOOKUP([.AI4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table:style-name="ce6" table:formula="of:=LOOKUP([.AJ4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table:style-name="ce6" table:formula="of:=LOOKUP([.AK4];['file:///var/tmp/temp-Bibel-Zahlenwerte/Zahlenwerte.ods'#$$'heb']; ['file:///var/tmp/temp-Bibel-Zahlenwerte/Zahlenwerte.ods'#$$'zw'])"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formula="of:=SUM([.D6:.AF6])" office:value-type="float" office:value="2701" calcext:value-type="float">
            <text:p>2701</text:p>
          </table:table-cell>
          <table:table-cell/>
          <table:table-cell table:style-name="ce14" table:formula="of:=SUM([.D5:.G5])" office:value-type="float" office:value="296" calcext:value-type="float" table:number-columns-spanned="4" table:number-rows-spanned="1">
            <text:p>296</text:p>
          </table:table-cell>
          <table:covered-table-cell table:number-columns-repeated="3" table:style-name="Default"/>
          <table:table-cell table:style-name="Default"/>
          <table:table-cell table:style-name="ce16" table:formula="of:=SUM([.I5:.K5])" office:value-type="float" office:value="407" calcext:value-type="float" table:number-columns-spanned="3" table:number-rows-spanned="1">
            <text:p>407</text:p>
          </table:table-cell>
          <table:covered-table-cell table:number-columns-repeated="2" table:style-name="Default"/>
          <table:table-cell table:style-name="Default"/>
          <table:table-cell table:style-name="ce14" table:formula="of:=SUM([.M5:.Q5])" office:value-type="float" office:value="395" calcext:value-type="float" table:number-columns-spanned="5" table:number-rows-spanned="1">
            <text:p>395</text:p>
          </table:table-cell>
          <table:covered-table-cell table:number-columns-repeated="4" table:style-name="Default"/>
          <table:table-cell table:style-name="Default"/>
          <table:table-cell table:style-name="ce16" table:formula="of:=SUM([.S5:.T5])" office:value-type="float" office:value="401" calcext:value-type="float" table:number-columns-spanned="2" table:number-rows-spanned="1">
            <text:p>401</text:p>
          </table:table-cell>
          <table:covered-table-cell table:style-name="Default"/>
          <table:table-cell table:style-name="Default"/>
          <table:table-cell table:style-name="ce14" table:formula="of:=SUM([.V5:.Z5])" office:value-type="float" office:value="86" calcext:value-type="float" table:number-columns-spanned="5" table:number-rows-spanned="1">
            <text:p>86</text:p>
          </table:table-cell>
          <table:covered-table-cell table:number-columns-repeated="4" table:style-name="Default"/>
          <table:table-cell table:style-name="Default"/>
          <table:table-cell table:style-name="ce10" table:formula="of:=SUM([.AB5:.AD5])" office:value-type="float" office:value="203" calcext:value-type="float" table:number-columns-spanned="3" table:number-rows-spanned="1">
            <text:p>203</text:p>
          </table:table-cell>
          <table:covered-table-cell table:number-columns-repeated="2" table:style-name="Default"/>
          <table:table-cell table:style-name="Default"/>
          <table:table-cell table:style-name="ce11" table:formula="of:=SUM([.AF5:.AK5])" office:value-type="float" office:value="913" calcext:value-type="float" table:number-columns-spanned="6" table:number-rows-spanned="1">
            <text:p>913</text:p>
          </table:table-cell>
          <table:covered-table-cell table:number-columns-repeated="5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36"/>
          <table:table-cell/>
        </table:table-row>
        <table:table-row table:style-name="ro2">
          <table:table-cell table:number-columns-repeated="3"/>
          <table:table-cell table:formula="of:=IF([.D$5]=[.$AM8];[.D$4];&quot; &quot;)" office:value-type="string" office:string-value=" " calcext:value-type="string">
            <text:p><text:s/></text:p>
          </table:table-cell>
          <table:table-cell table:formula="of:=IF([.E$5]=[.$AM8];[.E$4];&quot; &quot;)" office:value-type="string" office:string-value=" " calcext:value-type="string">
            <text:p><text:s/></text:p>
          </table:table-cell>
          <table:table-cell table:formula="of:=IF([.F$5]=[.$AM8];[.F$4];&quot; &quot;)" office:value-type="string" office:string-value="א" calcext:value-type="string">
            <text:p>א</text:p>
          </table:table-cell>
          <table:table-cell table:formula="of:=IF([.G$5]=[.$AM8];[.G$4];&quot; &quot;)" office:value-type="string" office:string-value=" " calcext:value-type="string">
            <text:p><text:s/></text:p>
          </table:table-cell>
          <table:table-cell table:formula="of:=IF([.H$5]=[.$AM8];[.H$4];&quot; &quot;)" office:value-type="string" office:string-value=" " calcext:value-type="string">
            <text:p><text:s/></text:p>
          </table:table-cell>
          <table:table-cell table:formula="of:=IF([.I$5]=[.$AM8];[.I$4];&quot; &quot;)" office:value-type="string" office:string-value=" " calcext:value-type="string">
            <text:p><text:s/></text:p>
          </table:table-cell>
          <table:table-cell table:formula="of:=IF([.J$5]=[.$AM8];[.J$4];&quot; &quot;)" office:value-type="string" office:string-value="א" calcext:value-type="string">
            <text:p>א</text:p>
          </table:table-cell>
          <table:table-cell table:formula="of:=IF([.K$5]=[.$AM8];[.K$4];&quot; &quot;)" office:value-type="string" office:string-value=" " calcext:value-type="string">
            <text:p><text:s/></text:p>
          </table:table-cell>
          <table:table-cell table:formula="of:=IF([.L$5]=[.$AM8];[.L$4];&quot; &quot;)" office:value-type="string" office:string-value=" " calcext:value-type="string">
            <text:p><text:s/></text:p>
          </table:table-cell>
          <table:table-cell table:formula="of:=IF([.M$5]=[.$AM8];[.M$4];&quot; &quot;)" office:value-type="string" office:string-value=" " calcext:value-type="string">
            <text:p><text:s/></text:p>
          </table:table-cell>
          <table:table-cell table:formula="of:=IF([.N$5]=[.$AM8];[.N$4];&quot; &quot;)" office:value-type="string" office:string-value=" " calcext:value-type="string">
            <text:p><text:s/></text:p>
          </table:table-cell>
          <table:table-cell table:formula="of:=IF([.O$5]=[.$AM8];[.O$4];&quot; &quot;)" office:value-type="string" office:string-value=" " calcext:value-type="string">
            <text:p><text:s/></text:p>
          </table:table-cell>
          <table:table-cell table:formula="of:=IF([.P$5]=[.$AM8];[.P$4];&quot; &quot;)" office:value-type="string" office:string-value=" " calcext:value-type="string">
            <text:p><text:s/></text:p>
          </table:table-cell>
          <table:table-cell table:formula="of:=IF([.Q$5]=[.$AM8];[.Q$4];&quot; &quot;)" office:value-type="string" office:string-value=" " calcext:value-type="string">
            <text:p><text:s/></text:p>
          </table:table-cell>
          <table:table-cell table:formula="of:=IF([.R$5]=[.$AM8];[.R$4];&quot; &quot;)" office:value-type="string" office:string-value=" " calcext:value-type="string">
            <text:p><text:s/></text:p>
          </table:table-cell>
          <table:table-cell table:formula="of:=IF([.S$5]=[.$AM8];[.S$4];&quot; &quot;)" office:value-type="string" office:string-value=" " calcext:value-type="string">
            <text:p><text:s/></text:p>
          </table:table-cell>
          <table:table-cell table:formula="of:=IF([.T$5]=[.$AM8];[.T$4];&quot; &quot;)" office:value-type="string" office:string-value="א" calcext:value-type="string">
            <text:p>א</text:p>
          </table:table-cell>
          <table:table-cell table:formula="of:=IF([.U$5]=[.$AM8];[.U$4];&quot; &quot;)" office:value-type="string" office:string-value=" " calcext:value-type="string">
            <text:p><text:s/></text:p>
          </table:table-cell>
          <table:table-cell table:formula="of:=IF([.V$5]=[.$AM8];[.V$4];&quot; &quot;)" office:value-type="string" office:string-value=" " calcext:value-type="string">
            <text:p><text:s/></text:p>
          </table:table-cell>
          <table:table-cell table:formula="of:=IF([.W$5]=[.$AM8];[.W$4];&quot; &quot;)" office:value-type="string" office:string-value=" " calcext:value-type="string">
            <text:p><text:s/></text:p>
          </table:table-cell>
          <table:table-cell table:formula="of:=IF([.X$5]=[.$AM8];[.X$4];&quot; &quot;)" office:value-type="string" office:string-value=" " calcext:value-type="string">
            <text:p><text:s/></text:p>
          </table:table-cell>
          <table:table-cell table:formula="of:=IF([.Y$5]=[.$AM8];[.Y$4];&quot; &quot;)" office:value-type="string" office:string-value=" " calcext:value-type="string">
            <text:p><text:s/></text:p>
          </table:table-cell>
          <table:table-cell table:formula="of:=IF([.Z$5]=[.$AM8];[.Z$4];&quot; &quot;)" office:value-type="string" office:string-value="א" calcext:value-type="string">
            <text:p>א</text:p>
          </table:table-cell>
          <table:table-cell table:formula="of:=IF([.AA$5]=[.$AM8];[.AA$4];&quot; &quot;)" office:value-type="string" office:string-value=" " calcext:value-type="string">
            <text:p><text:s/></text:p>
          </table:table-cell>
          <table:table-cell table:formula="of:=IF([.AB$5]=[.$AM8];[.AB$4];&quot; &quot;)" office:value-type="string" office:string-value="א" calcext:value-type="string">
            <text:p>א</text:p>
          </table:table-cell>
          <table:table-cell table:formula="of:=IF([.AC$5]=[.$AM8];[.AC$4];&quot; &quot;)" office:value-type="string" office:string-value=" " calcext:value-type="string">
            <text:p><text:s/></text:p>
          </table:table-cell>
          <table:table-cell table:formula="of:=IF([.AD$5]=[.$AM8];[.AD$4];&quot; &quot;)" office:value-type="string" office:string-value=" " calcext:value-type="string">
            <text:p><text:s/></text:p>
          </table:table-cell>
          <table:table-cell table:formula="of:=IF([.AE$5]=[.$AM8];[.AE$4];&quot; &quot;)" office:value-type="string" office:string-value=" " calcext:value-type="string">
            <text:p><text:s/></text:p>
          </table:table-cell>
          <table:table-cell table:formula="of:=IF([.AF$5]=[.$AM8];[.AF$4];&quot; &quot;)" office:value-type="string" office:string-value=" " calcext:value-type="string">
            <text:p><text:s/></text:p>
          </table:table-cell>
          <table:table-cell table:formula="of:=IF([.AG$5]=[.$AM8];[.AG$4];&quot; &quot;)" office:value-type="string" office:string-value=" " calcext:value-type="string">
            <text:p><text:s/></text:p>
          </table:table-cell>
          <table:table-cell table:formula="of:=IF([.AH$5]=[.$AM8];[.AH$4];&quot; &quot;)" office:value-type="string" office:string-value=" " calcext:value-type="string">
            <text:p><text:s/></text:p>
          </table:table-cell>
          <table:table-cell table:formula="of:=IF([.AI$5]=[.$AM8];[.AI$4];&quot; &quot;)" office:value-type="string" office:string-value="א" calcext:value-type="string">
            <text:p>א</text:p>
          </table:table-cell>
          <table:table-cell table:formula="of:=IF([.AJ$5]=[.$AM8];[.AJ$4];&quot; &quot;)" office:value-type="string" office:string-value=" " calcext:value-type="string">
            <text:p><text:s/></text:p>
          </table:table-cell>
          <table:table-cell table:formula="of:=IF([.AK$5]=[.$AM8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א</text:p>
          </table:table-cell>
          <table:table-cell table:formula="of:=LOOKUP([.AL8];['file:///var/tmp/temp-Bibel-Zahlenwerte/Zahlenwerte.ods'#$$'heb']; ['file:///var/tmp/temp-Bibel-Zahlenwerte/Zahlenwerte.ods'#$$'zw'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number-columns-repeated="2"/>
          <table:table-cell table:formula="of:=IF([.C6]=[.$AM9];[.C5];&quot; &quot;)" office:value-type="string" office:string-value=" " calcext:value-type="string">
            <text:p><text:s/></text:p>
          </table:table-cell>
          <table:table-cell table:formula="of:=IF([.D$5]=[.$AM9];[.D$4];&quot; &quot;)" office:value-type="string" office:string-value=" " calcext:value-type="string">
            <text:p><text:s/></text:p>
          </table:table-cell>
          <table:table-cell table:formula="of:=IF([.E$5]=[.$AM9];[.E$4];&quot; &quot;)" office:value-type="string" office:string-value=" " calcext:value-type="string">
            <text:p><text:s/></text:p>
          </table:table-cell>
          <table:table-cell table:formula="of:=IF([.F$5]=[.$AM9];[.F$4];&quot; &quot;)" office:value-type="string" office:string-value=" " calcext:value-type="string">
            <text:p><text:s/></text:p>
          </table:table-cell>
          <table:table-cell table:formula="of:=IF([.G$5]=[.$AM9];[.G$4];&quot; &quot;)" office:value-type="string" office:string-value=" " calcext:value-type="string">
            <text:p><text:s/></text:p>
          </table:table-cell>
          <table:table-cell table:formula="of:=IF([.H$5]=[.$AM9];[.H$4];&quot; &quot;)" office:value-type="string" office:string-value=" " calcext:value-type="string">
            <text:p><text:s/></text:p>
          </table:table-cell>
          <table:table-cell table:formula="of:=IF([.I$5]=[.$AM9];[.I$4];&quot; &quot;)" office:value-type="string" office:string-value=" " calcext:value-type="string">
            <text:p><text:s/></text:p>
          </table:table-cell>
          <table:table-cell table:formula="of:=IF([.J$5]=[.$AM9];[.J$4];&quot; &quot;)" office:value-type="string" office:string-value=" " calcext:value-type="string">
            <text:p><text:s/></text:p>
          </table:table-cell>
          <table:table-cell table:formula="of:=IF([.K$5]=[.$AM9];[.K$4];&quot; &quot;)" office:value-type="string" office:string-value=" " calcext:value-type="string">
            <text:p><text:s/></text:p>
          </table:table-cell>
          <table:table-cell table:formula="of:=IF([.L$5]=[.$AM9];[.L$4];&quot; &quot;)" office:value-type="string" office:string-value=" " calcext:value-type="string">
            <text:p><text:s/></text:p>
          </table:table-cell>
          <table:table-cell table:formula="of:=IF([.M$5]=[.$AM9];[.M$4];&quot; &quot;)" office:value-type="string" office:string-value=" " calcext:value-type="string">
            <text:p><text:s/></text:p>
          </table:table-cell>
          <table:table-cell table:formula="of:=IF([.N$5]=[.$AM9];[.N$4];&quot; &quot;)" office:value-type="string" office:string-value=" " calcext:value-type="string">
            <text:p><text:s/></text:p>
          </table:table-cell>
          <table:table-cell table:formula="of:=IF([.O$5]=[.$AM9];[.O$4];&quot; &quot;)" office:value-type="string" office:string-value=" " calcext:value-type="string">
            <text:p><text:s/></text:p>
          </table:table-cell>
          <table:table-cell table:formula="of:=IF([.P$5]=[.$AM9];[.P$4];&quot; &quot;)" office:value-type="string" office:string-value=" " calcext:value-type="string">
            <text:p><text:s/></text:p>
          </table:table-cell>
          <table:table-cell table:formula="of:=IF([.Q$5]=[.$AM9];[.Q$4];&quot; &quot;)" office:value-type="string" office:string-value=" " calcext:value-type="string">
            <text:p><text:s/></text:p>
          </table:table-cell>
          <table:table-cell table:formula="of:=IF([.R$5]=[.$AM9];[.R$4];&quot; &quot;)" office:value-type="string" office:string-value=" " calcext:value-type="string">
            <text:p><text:s/></text:p>
          </table:table-cell>
          <table:table-cell table:formula="of:=IF([.S$5]=[.$AM9];[.S$4];&quot; &quot;)" office:value-type="string" office:string-value=" " calcext:value-type="string">
            <text:p><text:s/></text:p>
          </table:table-cell>
          <table:table-cell table:formula="of:=IF([.T$5]=[.$AM9];[.T$4];&quot; &quot;)" office:value-type="string" office:string-value=" " calcext:value-type="string">
            <text:p><text:s/></text:p>
          </table:table-cell>
          <table:table-cell table:formula="of:=IF([.U$5]=[.$AM9];[.U$4];&quot; &quot;)" office:value-type="string" office:string-value=" " calcext:value-type="string">
            <text:p><text:s/></text:p>
          </table:table-cell>
          <table:table-cell table:formula="of:=IF([.V$5]=[.$AM9];[.V$4];&quot; &quot;)" office:value-type="string" office:string-value=" " calcext:value-type="string">
            <text:p><text:s/></text:p>
          </table:table-cell>
          <table:table-cell table:formula="of:=IF([.W$5]=[.$AM9];[.W$4];&quot; &quot;)" office:value-type="string" office:string-value=" " calcext:value-type="string">
            <text:p><text:s/></text:p>
          </table:table-cell>
          <table:table-cell table:formula="of:=IF([.X$5]=[.$AM9];[.X$4];&quot; &quot;)" office:value-type="string" office:string-value=" " calcext:value-type="string">
            <text:p><text:s/></text:p>
          </table:table-cell>
          <table:table-cell table:formula="of:=IF([.Y$5]=[.$AM9];[.Y$4];&quot; &quot;)" office:value-type="string" office:string-value=" " calcext:value-type="string">
            <text:p><text:s/></text:p>
          </table:table-cell>
          <table:table-cell table:formula="of:=IF([.Z$5]=[.$AM9];[.Z$4];&quot; &quot;)" office:value-type="string" office:string-value=" " calcext:value-type="string">
            <text:p><text:s/></text:p>
          </table:table-cell>
          <table:table-cell table:formula="of:=IF([.AA$5]=[.$AM9];[.AA$4];&quot; &quot;)" office:value-type="string" office:string-value=" " calcext:value-type="string">
            <text:p><text:s/></text:p>
          </table:table-cell>
          <table:table-cell table:formula="of:=IF([.AB$5]=[.$AM9];[.AB$4];&quot; &quot;)" office:value-type="string" office:string-value=" " calcext:value-type="string">
            <text:p><text:s/></text:p>
          </table:table-cell>
          <table:table-cell table:formula="of:=IF([.AC$5]=[.$AM9];[.AC$4];&quot; &quot;)" office:value-type="string" office:string-value=" " calcext:value-type="string">
            <text:p><text:s/></text:p>
          </table:table-cell>
          <table:table-cell table:formula="of:=IF([.AD$5]=[.$AM9];[.AD$4];&quot; &quot;)" office:value-type="string" office:string-value="ב" calcext:value-type="string">
            <text:p>ב</text:p>
          </table:table-cell>
          <table:table-cell table:formula="of:=IF([.AE$5]=[.$AM9];[.AE$4];&quot; &quot;)" office:value-type="string" office:string-value=" " calcext:value-type="string">
            <text:p><text:s/></text:p>
          </table:table-cell>
          <table:table-cell table:formula="of:=IF([.AF$5]=[.$AM9];[.AF$4];&quot; &quot;)" office:value-type="string" office:string-value=" " calcext:value-type="string">
            <text:p><text:s/></text:p>
          </table:table-cell>
          <table:table-cell table:formula="of:=IF([.AG$5]=[.$AM9];[.AG$4];&quot; &quot;)" office:value-type="string" office:string-value=" " calcext:value-type="string">
            <text:p><text:s/></text:p>
          </table:table-cell>
          <table:table-cell table:formula="of:=IF([.AH$5]=[.$AM9];[.AH$4];&quot; &quot;)" office:value-type="string" office:string-value=" " calcext:value-type="string">
            <text:p><text:s/></text:p>
          </table:table-cell>
          <table:table-cell table:formula="of:=IF([.AI$5]=[.$AM9];[.AI$4];&quot; &quot;)" office:value-type="string" office:string-value=" " calcext:value-type="string">
            <text:p><text:s/></text:p>
          </table:table-cell>
          <table:table-cell table:formula="of:=IF([.AJ$5]=[.$AM9];[.AJ$4];&quot; &quot;)" office:value-type="string" office:string-value=" " calcext:value-type="string">
            <text:p><text:s/></text:p>
          </table:table-cell>
          <table:table-cell table:formula="of:=IF([.AK$5]=[.$AM9];[.AK$4];&quot; &quot;)" office:value-type="string" office:string-value="ב" calcext:value-type="string">
            <text:p>ב</text:p>
          </table:table-cell>
          <table:table-cell office:value-type="string" calcext:value-type="string">
            <text:p>ב</text:p>
          </table:table-cell>
          <table:table-cell table:formula="of:=LOOKUP([.AL9];['file:///var/tmp/temp-Bibel-Zahlenwerte/Zahlenwerte.ods'#$$'heb']; ['file:///var/tmp/temp-Bibel-Zahlenwerte/Zahlenwerte.ods'#$$'zw'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IF([.C8]=[.$AM10];[.C6];&quot; &quot;)" office:value-type="string" office:string-value=" " calcext:value-type="string">
            <text:p><text:s/></text:p>
          </table:table-cell>
          <table:table-cell table:formula="of:=IF([.D$5]=[.$AM10];[.D$4];&quot; &quot;)" office:value-type="string" office:string-value=" " calcext:value-type="string">
            <text:p><text:s/></text:p>
          </table:table-cell>
          <table:table-cell table:formula="of:=IF([.E$5]=[.$AM10];[.E$4];&quot; &quot;)" office:value-type="string" office:string-value=" " calcext:value-type="string">
            <text:p><text:s/></text:p>
          </table:table-cell>
          <table:table-cell table:formula="of:=IF([.F$5]=[.$AM10];[.F$4];&quot; &quot;)" office:value-type="string" office:string-value=" " calcext:value-type="string">
            <text:p><text:s/></text:p>
          </table:table-cell>
          <table:table-cell table:formula="of:=IF([.G$5]=[.$AM10];[.G$4];&quot; &quot;)" office:value-type="string" office:string-value="ה" calcext:value-type="string">
            <text:p>ה</text:p>
          </table:table-cell>
          <table:table-cell table:formula="of:=IF([.H$5]=[.$AM10];[.H$4];&quot; &quot;)" office:value-type="string" office:string-value=" " calcext:value-type="string">
            <text:p><text:s/></text:p>
          </table:table-cell>
          <table:table-cell table:formula="of:=IF([.I$5]=[.$AM10];[.I$4];&quot; &quot;)" office:value-type="string" office:string-value=" " calcext:value-type="string">
            <text:p><text:s/></text:p>
          </table:table-cell>
          <table:table-cell table:formula="of:=IF([.J$5]=[.$AM10];[.J$4];&quot; &quot;)" office:value-type="string" office:string-value=" " calcext:value-type="string">
            <text:p><text:s/></text:p>
          </table:table-cell>
          <table:table-cell table:formula="of:=IF([.K$5]=[.$AM10];[.K$4];&quot; &quot;)" office:value-type="string" office:string-value=" " calcext:value-type="string">
            <text:p><text:s/></text:p>
          </table:table-cell>
          <table:table-cell table:formula="of:=IF([.L$5]=[.$AM10];[.L$4];&quot; &quot;)" office:value-type="string" office:string-value=" " calcext:value-type="string">
            <text:p><text:s/></text:p>
          </table:table-cell>
          <table:table-cell table:formula="of:=IF([.M$5]=[.$AM10];[.M$4];&quot; &quot;)" office:value-type="string" office:string-value=" " calcext:value-type="string">
            <text:p><text:s/></text:p>
          </table:table-cell>
          <table:table-cell table:formula="of:=IF([.N$5]=[.$AM10];[.N$4];&quot; &quot;)" office:value-type="string" office:string-value=" " calcext:value-type="string">
            <text:p><text:s/></text:p>
          </table:table-cell>
          <table:table-cell table:formula="of:=IF([.O$5]=[.$AM10];[.O$4];&quot; &quot;)" office:value-type="string" office:string-value=" " calcext:value-type="string">
            <text:p><text:s/></text:p>
          </table:table-cell>
          <table:table-cell table:formula="of:=IF([.P$5]=[.$AM10];[.P$4];&quot; &quot;)" office:value-type="string" office:string-value=" " calcext:value-type="string">
            <text:p><text:s/></text:p>
          </table:table-cell>
          <table:table-cell table:formula="of:=IF([.Q$5]=[.$AM10];[.Q$4];&quot; &quot;)" office:value-type="string" office:string-value="ה" calcext:value-type="string">
            <text:p>ה</text:p>
          </table:table-cell>
          <table:table-cell table:formula="of:=IF([.R$5]=[.$AM10];[.R$4];&quot; &quot;)" office:value-type="string" office:string-value=" " calcext:value-type="string">
            <text:p><text:s/></text:p>
          </table:table-cell>
          <table:table-cell table:formula="of:=IF([.S$5]=[.$AM10];[.S$4];&quot; &quot;)" office:value-type="string" office:string-value=" " calcext:value-type="string">
            <text:p><text:s/></text:p>
          </table:table-cell>
          <table:table-cell table:formula="of:=IF([.T$5]=[.$AM10];[.T$4];&quot; &quot;)" office:value-type="string" office:string-value=" " calcext:value-type="string">
            <text:p><text:s/></text:p>
          </table:table-cell>
          <table:table-cell table:formula="of:=IF([.U$5]=[.$AM10];[.U$4];&quot; &quot;)" office:value-type="string" office:string-value=" " calcext:value-type="string">
            <text:p><text:s/></text:p>
          </table:table-cell>
          <table:table-cell table:formula="of:=IF([.V$5]=[.$AM10];[.V$4];&quot; &quot;)" office:value-type="string" office:string-value=" " calcext:value-type="string">
            <text:p><text:s/></text:p>
          </table:table-cell>
          <table:table-cell table:formula="of:=IF([.W$5]=[.$AM10];[.W$4];&quot; &quot;)" office:value-type="string" office:string-value=" " calcext:value-type="string">
            <text:p><text:s/></text:p>
          </table:table-cell>
          <table:table-cell table:formula="of:=IF([.X$5]=[.$AM10];[.X$4];&quot; &quot;)" office:value-type="string" office:string-value="ה" calcext:value-type="string">
            <text:p>ה</text:p>
          </table:table-cell>
          <table:table-cell table:formula="of:=IF([.Y$5]=[.$AM10];[.Y$4];&quot; &quot;)" office:value-type="string" office:string-value=" " calcext:value-type="string">
            <text:p><text:s/></text:p>
          </table:table-cell>
          <table:table-cell table:formula="of:=IF([.Z$5]=[.$AM10];[.Z$4];&quot; &quot;)" office:value-type="string" office:string-value=" " calcext:value-type="string">
            <text:p><text:s/></text:p>
          </table:table-cell>
          <table:table-cell table:formula="of:=IF([.AA$5]=[.$AM10];[.AA$4];&quot; &quot;)" office:value-type="string" office:string-value=" " calcext:value-type="string">
            <text:p><text:s/></text:p>
          </table:table-cell>
          <table:table-cell table:formula="of:=IF([.AB$5]=[.$AM10];[.AB$4];&quot; &quot;)" office:value-type="string" office:string-value=" " calcext:value-type="string">
            <text:p><text:s/></text:p>
          </table:table-cell>
          <table:table-cell table:formula="of:=IF([.AC$5]=[.$AM10];[.AC$4];&quot; &quot;)" office:value-type="string" office:string-value=" " calcext:value-type="string">
            <text:p><text:s/></text:p>
          </table:table-cell>
          <table:table-cell table:formula="of:=IF([.AD$5]=[.$AM10];[.AD$4];&quot; &quot;)" office:value-type="string" office:string-value=" " calcext:value-type="string">
            <text:p><text:s/></text:p>
          </table:table-cell>
          <table:table-cell table:formula="of:=IF([.AE$5]=[.$AM10];[.AE$4];&quot; &quot;)" office:value-type="string" office:string-value=" " calcext:value-type="string">
            <text:p><text:s/></text:p>
          </table:table-cell>
          <table:table-cell table:formula="of:=IF([.AF$5]=[.$AM10];[.AF$4];&quot; &quot;)" office:value-type="string" office:string-value=" " calcext:value-type="string">
            <text:p><text:s/></text:p>
          </table:table-cell>
          <table:table-cell table:formula="of:=IF([.AG$5]=[.$AM10];[.AG$4];&quot; &quot;)" office:value-type="string" office:string-value=" " calcext:value-type="string">
            <text:p><text:s/></text:p>
          </table:table-cell>
          <table:table-cell table:formula="of:=IF([.AH$5]=[.$AM10];[.AH$4];&quot; &quot;)" office:value-type="string" office:string-value=" " calcext:value-type="string">
            <text:p><text:s/></text:p>
          </table:table-cell>
          <table:table-cell table:formula="of:=IF([.AI$5]=[.$AM10];[.AI$4];&quot; &quot;)" office:value-type="string" office:string-value=" " calcext:value-type="string">
            <text:p><text:s/></text:p>
          </table:table-cell>
          <table:table-cell table:formula="of:=IF([.AJ$5]=[.$AM10];[.AJ$4];&quot; &quot;)" office:value-type="string" office:string-value=" " calcext:value-type="string">
            <text:p><text:s/></text:p>
          </table:table-cell>
          <table:table-cell table:formula="of:=IF([.AK$5]=[.$AM10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ה</text:p>
          </table:table-cell>
          <table:table-cell table:formula="of:=LOOKUP([.AL10];['file:///var/tmp/temp-Bibel-Zahlenwerte/Zahlenwerte.ods'#$$'heb']; ['file:///var/tmp/temp-Bibel-Zahlenwerte/Zahlenwerte.ods'#$$'zw'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9]=[.$AM11];[.C8];&quot; &quot;)" office:value-type="string" office:string-value=" " calcext:value-type="string">
            <text:p><text:s/></text:p>
          </table:table-cell>
          <table:table-cell table:formula="of:=IF([.D$5]=[.$AM11];[.D$4];&quot; &quot;)" office:value-type="string" office:string-value=" " calcext:value-type="string">
            <text:p><text:s/></text:p>
          </table:table-cell>
          <table:table-cell table:formula="of:=IF([.E$5]=[.$AM11];[.E$4];&quot; &quot;)" office:value-type="string" office:string-value=" " calcext:value-type="string">
            <text:p><text:s/></text:p>
          </table:table-cell>
          <table:table-cell table:formula="of:=IF([.F$5]=[.$AM11];[.F$4];&quot; &quot;)" office:value-type="string" office:string-value=" " calcext:value-type="string">
            <text:p><text:s/></text:p>
          </table:table-cell>
          <table:table-cell table:formula="of:=IF([.G$5]=[.$AM11];[.G$4];&quot; &quot;)" office:value-type="string" office:string-value=" " calcext:value-type="string">
            <text:p><text:s/></text:p>
          </table:table-cell>
          <table:table-cell table:formula="of:=IF([.H$5]=[.$AM11];[.H$4];&quot; &quot;)" office:value-type="string" office:string-value=" " calcext:value-type="string">
            <text:p><text:s/></text:p>
          </table:table-cell>
          <table:table-cell table:formula="of:=IF([.I$5]=[.$AM11];[.I$4];&quot; &quot;)" office:value-type="string" office:string-value=" " calcext:value-type="string">
            <text:p><text:s/></text:p>
          </table:table-cell>
          <table:table-cell table:formula="of:=IF([.J$5]=[.$AM11];[.J$4];&quot; &quot;)" office:value-type="string" office:string-value=" " calcext:value-type="string">
            <text:p><text:s/></text:p>
          </table:table-cell>
          <table:table-cell table:formula="of:=IF([.K$5]=[.$AM11];[.K$4];&quot; &quot;)" office:value-type="string" office:string-value="ו" calcext:value-type="string">
            <text:p>ו</text:p>
          </table:table-cell>
          <table:table-cell table:formula="of:=IF([.L$5]=[.$AM11];[.L$4];&quot; &quot;)" office:value-type="string" office:string-value=" " calcext:value-type="string">
            <text:p><text:s/></text:p>
          </table:table-cell>
          <table:table-cell table:formula="of:=IF([.M$5]=[.$AM11];[.M$4];&quot; &quot;)" office:value-type="string" office:string-value=" " calcext:value-type="string">
            <text:p><text:s/></text:p>
          </table:table-cell>
          <table:table-cell table:formula="of:=IF([.N$5]=[.$AM11];[.N$4];&quot; &quot;)" office:value-type="string" office:string-value=" " calcext:value-type="string">
            <text:p><text:s/></text:p>
          </table:table-cell>
          <table:table-cell table:formula="of:=IF([.O$5]=[.$AM11];[.O$4];&quot; &quot;)" office:value-type="string" office:string-value=" " calcext:value-type="string">
            <text:p><text:s/></text:p>
          </table:table-cell>
          <table:table-cell table:formula="of:=IF([.P$5]=[.$AM11];[.P$4];&quot; &quot;)" office:value-type="string" office:string-value=" " calcext:value-type="string">
            <text:p><text:s/></text:p>
          </table:table-cell>
          <table:table-cell table:formula="of:=IF([.Q$5]=[.$AM11];[.Q$4];&quot; &quot;)" office:value-type="string" office:string-value=" " calcext:value-type="string">
            <text:p><text:s/></text:p>
          </table:table-cell>
          <table:table-cell table:formula="of:=IF([.R$5]=[.$AM11];[.R$4];&quot; &quot;)" office:value-type="string" office:string-value=" " calcext:value-type="string">
            <text:p><text:s/></text:p>
          </table:table-cell>
          <table:table-cell table:formula="of:=IF([.S$5]=[.$AM11];[.S$4];&quot; &quot;)" office:value-type="string" office:string-value=" " calcext:value-type="string">
            <text:p><text:s/></text:p>
          </table:table-cell>
          <table:table-cell table:formula="of:=IF([.T$5]=[.$AM11];[.T$4];&quot; &quot;)" office:value-type="string" office:string-value=" " calcext:value-type="string">
            <text:p><text:s/></text:p>
          </table:table-cell>
          <table:table-cell table:formula="of:=IF([.U$5]=[.$AM11];[.U$4];&quot; &quot;)" office:value-type="string" office:string-value=" " calcext:value-type="string">
            <text:p><text:s/></text:p>
          </table:table-cell>
          <table:table-cell table:formula="of:=IF([.V$5]=[.$AM11];[.V$4];&quot; &quot;)" office:value-type="string" office:string-value=" " calcext:value-type="string">
            <text:p><text:s/></text:p>
          </table:table-cell>
          <table:table-cell table:formula="of:=IF([.W$5]=[.$AM11];[.W$4];&quot; &quot;)" office:value-type="string" office:string-value=" " calcext:value-type="string">
            <text:p><text:s/></text:p>
          </table:table-cell>
          <table:table-cell table:formula="of:=IF([.X$5]=[.$AM11];[.X$4];&quot; &quot;)" office:value-type="string" office:string-value=" " calcext:value-type="string">
            <text:p><text:s/></text:p>
          </table:table-cell>
          <table:table-cell table:formula="of:=IF([.Y$5]=[.$AM11];[.Y$4];&quot; &quot;)" office:value-type="string" office:string-value=" " calcext:value-type="string">
            <text:p><text:s/></text:p>
          </table:table-cell>
          <table:table-cell table:formula="of:=IF([.Z$5]=[.$AM11];[.Z$4];&quot; &quot;)" office:value-type="string" office:string-value=" " calcext:value-type="string">
            <text:p><text:s/></text:p>
          </table:table-cell>
          <table:table-cell table:formula="of:=IF([.AA$5]=[.$AM11];[.AA$4];&quot; &quot;)" office:value-type="string" office:string-value=" " calcext:value-type="string">
            <text:p><text:s/></text:p>
          </table:table-cell>
          <table:table-cell table:formula="of:=IF([.AB$5]=[.$AM11];[.AB$4];&quot; &quot;)" office:value-type="string" office:string-value=" " calcext:value-type="string">
            <text:p><text:s/></text:p>
          </table:table-cell>
          <table:table-cell table:formula="of:=IF([.AC$5]=[.$AM11];[.AC$4];&quot; &quot;)" office:value-type="string" office:string-value=" " calcext:value-type="string">
            <text:p><text:s/></text:p>
          </table:table-cell>
          <table:table-cell table:formula="of:=IF([.AD$5]=[.$AM11];[.AD$4];&quot; &quot;)" office:value-type="string" office:string-value=" " calcext:value-type="string">
            <text:p><text:s/></text:p>
          </table:table-cell>
          <table:table-cell table:formula="of:=IF([.AE$5]=[.$AM11];[.AE$4];&quot; &quot;)" office:value-type="string" office:string-value=" " calcext:value-type="string">
            <text:p><text:s/></text:p>
          </table:table-cell>
          <table:table-cell table:formula="of:=IF([.AF$5]=[.$AM11];[.AF$4];&quot; &quot;)" office:value-type="string" office:string-value=" " calcext:value-type="string">
            <text:p><text:s/></text:p>
          </table:table-cell>
          <table:table-cell table:formula="of:=IF([.AG$5]=[.$AM11];[.AG$4];&quot; &quot;)" office:value-type="string" office:string-value=" " calcext:value-type="string">
            <text:p><text:s/></text:p>
          </table:table-cell>
          <table:table-cell table:formula="of:=IF([.AH$5]=[.$AM11];[.AH$4];&quot; &quot;)" office:value-type="string" office:string-value=" " calcext:value-type="string">
            <text:p><text:s/></text:p>
          </table:table-cell>
          <table:table-cell table:formula="of:=IF([.AI$5]=[.$AM11];[.AI$4];&quot; &quot;)" office:value-type="string" office:string-value=" " calcext:value-type="string">
            <text:p><text:s/></text:p>
          </table:table-cell>
          <table:table-cell table:formula="of:=IF([.AJ$5]=[.$AM11];[.AJ$4];&quot; &quot;)" office:value-type="string" office:string-value=" " calcext:value-type="string">
            <text:p><text:s/></text:p>
          </table:table-cell>
          <table:table-cell table:formula="of:=IF([.AK$5]=[.$AM11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ו</text:p>
          </table:table-cell>
          <table:table-cell table:formula="of:=LOOKUP([.AL11];['file:///var/tmp/temp-Bibel-Zahlenwerte/Zahlenwerte.ods'#$$'heb']; ['file:///var/tmp/temp-Bibel-Zahlenwerte/Zahlenwerte.ods'#$$'zw'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IF([.C10]=[.$AM12];[.C9];&quot; &quot;)" office:value-type="string" office:string-value=" " calcext:value-type="string">
            <text:p><text:s/></text:p>
          </table:table-cell>
          <table:table-cell table:formula="of:=IF([.D$5]=[.$AM12];[.D$4];&quot; &quot;)" office:value-type="string" office:string-value=" " calcext:value-type="string">
            <text:p><text:s/></text:p>
          </table:table-cell>
          <table:table-cell table:formula="of:=IF([.E$5]=[.$AM12];[.E$4];&quot; &quot;)" office:value-type="string" office:string-value=" " calcext:value-type="string">
            <text:p><text:s/></text:p>
          </table:table-cell>
          <table:table-cell table:formula="of:=IF([.F$5]=[.$AM12];[.F$4];&quot; &quot;)" office:value-type="string" office:string-value=" " calcext:value-type="string">
            <text:p><text:s/></text:p>
          </table:table-cell>
          <table:table-cell table:formula="of:=IF([.G$5]=[.$AM12];[.G$4];&quot; &quot;)" office:value-type="string" office:string-value=" " calcext:value-type="string">
            <text:p><text:s/></text:p>
          </table:table-cell>
          <table:table-cell table:formula="of:=IF([.H$5]=[.$AM12];[.H$4];&quot; &quot;)" office:value-type="string" office:string-value=" " calcext:value-type="string">
            <text:p><text:s/></text:p>
          </table:table-cell>
          <table:table-cell table:formula="of:=IF([.I$5]=[.$AM12];[.I$4];&quot; &quot;)" office:value-type="string" office:string-value=" " calcext:value-type="string">
            <text:p><text:s/></text:p>
          </table:table-cell>
          <table:table-cell table:formula="of:=IF([.J$5]=[.$AM12];[.J$4];&quot; &quot;)" office:value-type="string" office:string-value=" " calcext:value-type="string">
            <text:p><text:s/></text:p>
          </table:table-cell>
          <table:table-cell table:formula="of:=IF([.K$5]=[.$AM12];[.K$4];&quot; &quot;)" office:value-type="string" office:string-value=" " calcext:value-type="string">
            <text:p><text:s/></text:p>
          </table:table-cell>
          <table:table-cell table:formula="of:=IF([.L$5]=[.$AM12];[.L$4];&quot; &quot;)" office:value-type="string" office:string-value=" " calcext:value-type="string">
            <text:p><text:s/></text:p>
          </table:table-cell>
          <table:table-cell table:formula="of:=IF([.M$5]=[.$AM12];[.M$4];&quot; &quot;)" office:value-type="string" office:string-value=" " calcext:value-type="string">
            <text:p><text:s/></text:p>
          </table:table-cell>
          <table:table-cell table:formula="of:=IF([.N$5]=[.$AM12];[.N$4];&quot; &quot;)" office:value-type="string" office:string-value="י" calcext:value-type="string">
            <text:p>י</text:p>
          </table:table-cell>
          <table:table-cell table:formula="of:=IF([.O$5]=[.$AM12];[.O$4];&quot; &quot;)" office:value-type="string" office:string-value=" " calcext:value-type="string">
            <text:p><text:s/></text:p>
          </table:table-cell>
          <table:table-cell table:formula="of:=IF([.P$5]=[.$AM12];[.P$4];&quot; &quot;)" office:value-type="string" office:string-value=" " calcext:value-type="string">
            <text:p><text:s/></text:p>
          </table:table-cell>
          <table:table-cell table:formula="of:=IF([.Q$5]=[.$AM12];[.Q$4];&quot; &quot;)" office:value-type="string" office:string-value=" " calcext:value-type="string">
            <text:p><text:s/></text:p>
          </table:table-cell>
          <table:table-cell table:formula="of:=IF([.R$5]=[.$AM12];[.R$4];&quot; &quot;)" office:value-type="string" office:string-value=" " calcext:value-type="string">
            <text:p><text:s/></text:p>
          </table:table-cell>
          <table:table-cell table:formula="of:=IF([.S$5]=[.$AM12];[.S$4];&quot; &quot;)" office:value-type="string" office:string-value=" " calcext:value-type="string">
            <text:p><text:s/></text:p>
          </table:table-cell>
          <table:table-cell table:formula="of:=IF([.T$5]=[.$AM12];[.T$4];&quot; &quot;)" office:value-type="string" office:string-value=" " calcext:value-type="string">
            <text:p><text:s/></text:p>
          </table:table-cell>
          <table:table-cell table:formula="of:=IF([.U$5]=[.$AM12];[.U$4];&quot; &quot;)" office:value-type="string" office:string-value=" " calcext:value-type="string">
            <text:p><text:s/></text:p>
          </table:table-cell>
          <table:table-cell table:formula="of:=IF([.V$5]=[.$AM12];[.V$4];&quot; &quot;)" office:value-type="string" office:string-value=" " calcext:value-type="string">
            <text:p><text:s/></text:p>
          </table:table-cell>
          <table:table-cell table:formula="of:=IF([.W$5]=[.$AM12];[.W$4];&quot; &quot;)" office:value-type="string" office:string-value="י" calcext:value-type="string">
            <text:p>י</text:p>
          </table:table-cell>
          <table:table-cell table:formula="of:=IF([.X$5]=[.$AM12];[.X$4];&quot; &quot;)" office:value-type="string" office:string-value=" " calcext:value-type="string">
            <text:p><text:s/></text:p>
          </table:table-cell>
          <table:table-cell table:formula="of:=IF([.Y$5]=[.$AM12];[.Y$4];&quot; &quot;)" office:value-type="string" office:string-value=" " calcext:value-type="string">
            <text:p><text:s/></text:p>
          </table:table-cell>
          <table:table-cell table:formula="of:=IF([.Z$5]=[.$AM12];[.Z$4];&quot; &quot;)" office:value-type="string" office:string-value=" " calcext:value-type="string">
            <text:p><text:s/></text:p>
          </table:table-cell>
          <table:table-cell table:formula="of:=IF([.AA$5]=[.$AM12];[.AA$4];&quot; &quot;)" office:value-type="string" office:string-value=" " calcext:value-type="string">
            <text:p><text:s/></text:p>
          </table:table-cell>
          <table:table-cell table:formula="of:=IF([.AB$5]=[.$AM12];[.AB$4];&quot; &quot;)" office:value-type="string" office:string-value=" " calcext:value-type="string">
            <text:p><text:s/></text:p>
          </table:table-cell>
          <table:table-cell table:formula="of:=IF([.AC$5]=[.$AM12];[.AC$4];&quot; &quot;)" office:value-type="string" office:string-value=" " calcext:value-type="string">
            <text:p><text:s/></text:p>
          </table:table-cell>
          <table:table-cell table:formula="of:=IF([.AD$5]=[.$AM12];[.AD$4];&quot; &quot;)" office:value-type="string" office:string-value=" " calcext:value-type="string">
            <text:p><text:s/></text:p>
          </table:table-cell>
          <table:table-cell table:formula="of:=IF([.AE$5]=[.$AM12];[.AE$4];&quot; &quot;)" office:value-type="string" office:string-value=" " calcext:value-type="string">
            <text:p><text:s/></text:p>
          </table:table-cell>
          <table:table-cell table:formula="of:=IF([.AF$5]=[.$AM12];[.AF$4];&quot; &quot;)" office:value-type="string" office:string-value=" " calcext:value-type="string">
            <text:p><text:s/></text:p>
          </table:table-cell>
          <table:table-cell table:formula="of:=IF([.AG$5]=[.$AM12];[.AG$4];&quot; &quot;)" office:value-type="string" office:string-value="י" calcext:value-type="string">
            <text:p>י</text:p>
          </table:table-cell>
          <table:table-cell table:formula="of:=IF([.AH$5]=[.$AM12];[.AH$4];&quot; &quot;)" office:value-type="string" office:string-value=" " calcext:value-type="string">
            <text:p><text:s/></text:p>
          </table:table-cell>
          <table:table-cell table:formula="of:=IF([.AI$5]=[.$AM12];[.AI$4];&quot; &quot;)" office:value-type="string" office:string-value=" " calcext:value-type="string">
            <text:p><text:s/></text:p>
          </table:table-cell>
          <table:table-cell table:formula="of:=IF([.AJ$5]=[.$AM12];[.AJ$4];&quot; &quot;)" office:value-type="string" office:string-value=" " calcext:value-type="string">
            <text:p><text:s/></text:p>
          </table:table-cell>
          <table:table-cell table:formula="of:=IF([.AK$5]=[.$AM12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י</text:p>
          </table:table-cell>
          <table:table-cell table:formula="of:=LOOKUP([.AL12];['file:///var/tmp/temp-Bibel-Zahlenwerte/Zahlenwerte.ods'#$$'heb']; ['file:///var/tmp/temp-Bibel-Zahlenwerte/Zahlenwerte.ods'#$$'zw'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11]=[.$AM13];[.C10];&quot; &quot;)" office:value-type="string" office:string-value=" " calcext:value-type="string">
            <text:p><text:s/></text:p>
          </table:table-cell>
          <table:table-cell table:formula="of:=IF([.D$5]=[.$AM13];[.D$4];&quot; &quot;)" office:value-type="string" office:string-value=" " calcext:value-type="string">
            <text:p><text:s/></text:p>
          </table:table-cell>
          <table:table-cell table:formula="of:=IF([.E$5]=[.$AM13];[.E$4];&quot; &quot;)" office:value-type="string" office:string-value=" " calcext:value-type="string">
            <text:p><text:s/></text:p>
          </table:table-cell>
          <table:table-cell table:formula="of:=IF([.F$5]=[.$AM13];[.F$4];&quot; &quot;)" office:value-type="string" office:string-value=" " calcext:value-type="string">
            <text:p><text:s/></text:p>
          </table:table-cell>
          <table:table-cell table:formula="of:=IF([.G$5]=[.$AM13];[.G$4];&quot; &quot;)" office:value-type="string" office:string-value=" " calcext:value-type="string">
            <text:p><text:s/></text:p>
          </table:table-cell>
          <table:table-cell table:formula="of:=IF([.H$5]=[.$AM13];[.H$4];&quot; &quot;)" office:value-type="string" office:string-value=" " calcext:value-type="string">
            <text:p><text:s/></text:p>
          </table:table-cell>
          <table:table-cell table:formula="of:=IF([.I$5]=[.$AM13];[.I$4];&quot; &quot;)" office:value-type="string" office:string-value=" " calcext:value-type="string">
            <text:p><text:s/></text:p>
          </table:table-cell>
          <table:table-cell table:formula="of:=IF([.J$5]=[.$AM13];[.J$4];&quot; &quot;)" office:value-type="string" office:string-value=" " calcext:value-type="string">
            <text:p><text:s/></text:p>
          </table:table-cell>
          <table:table-cell table:formula="of:=IF([.K$5]=[.$AM13];[.K$4];&quot; &quot;)" office:value-type="string" office:string-value=" " calcext:value-type="string">
            <text:p><text:s/></text:p>
          </table:table-cell>
          <table:table-cell table:formula="of:=IF([.L$5]=[.$AM13];[.L$4];&quot; &quot;)" office:value-type="string" office:string-value=" " calcext:value-type="string">
            <text:p><text:s/></text:p>
          </table:table-cell>
          <table:table-cell table:formula="of:=IF([.M$5]=[.$AM13];[.M$4];&quot; &quot;)" office:value-type="string" office:string-value=" " calcext:value-type="string">
            <text:p><text:s/></text:p>
          </table:table-cell>
          <table:table-cell table:formula="of:=IF([.N$5]=[.$AM13];[.N$4];&quot; &quot;)" office:value-type="string" office:string-value=" " calcext:value-type="string">
            <text:p><text:s/></text:p>
          </table:table-cell>
          <table:table-cell table:formula="of:=IF([.O$5]=[.$AM13];[.O$4];&quot; &quot;)" office:value-type="string" office:string-value=" " calcext:value-type="string">
            <text:p><text:s/></text:p>
          </table:table-cell>
          <table:table-cell table:formula="of:=IF([.P$5]=[.$AM13];[.P$4];&quot; &quot;)" office:value-type="string" office:string-value=" " calcext:value-type="string">
            <text:p><text:s/></text:p>
          </table:table-cell>
          <table:table-cell table:formula="of:=IF([.Q$5]=[.$AM13];[.Q$4];&quot; &quot;)" office:value-type="string" office:string-value=" " calcext:value-type="string">
            <text:p><text:s/></text:p>
          </table:table-cell>
          <table:table-cell table:formula="of:=IF([.R$5]=[.$AM13];[.R$4];&quot; &quot;)" office:value-type="string" office:string-value=" " calcext:value-type="string">
            <text:p><text:s/></text:p>
          </table:table-cell>
          <table:table-cell table:formula="of:=IF([.S$5]=[.$AM13];[.S$4];&quot; &quot;)" office:value-type="string" office:string-value=" " calcext:value-type="string">
            <text:p><text:s/></text:p>
          </table:table-cell>
          <table:table-cell table:formula="of:=IF([.T$5]=[.$AM13];[.T$4];&quot; &quot;)" office:value-type="string" office:string-value=" " calcext:value-type="string">
            <text:p><text:s/></text:p>
          </table:table-cell>
          <table:table-cell table:formula="of:=IF([.U$5]=[.$AM13];[.U$4];&quot; &quot;)" office:value-type="string" office:string-value=" " calcext:value-type="string">
            <text:p><text:s/></text:p>
          </table:table-cell>
          <table:table-cell table:formula="of:=IF([.V$5]=[.$AM13];[.V$4];&quot; &quot;)" office:value-type="string" office:string-value=" " calcext:value-type="string">
            <text:p><text:s/></text:p>
          </table:table-cell>
          <table:table-cell table:formula="of:=IF([.W$5]=[.$AM13];[.W$4];&quot; &quot;)" office:value-type="string" office:string-value=" " calcext:value-type="string">
            <text:p><text:s/></text:p>
          </table:table-cell>
          <table:table-cell table:formula="of:=IF([.X$5]=[.$AM13];[.X$4];&quot; &quot;)" office:value-type="string" office:string-value=" " calcext:value-type="string">
            <text:p><text:s/></text:p>
          </table:table-cell>
          <table:table-cell table:formula="of:=IF([.Y$5]=[.$AM13];[.Y$4];&quot; &quot;)" office:value-type="string" office:string-value="ל" calcext:value-type="string">
            <text:p>ל</text:p>
          </table:table-cell>
          <table:table-cell table:formula="of:=IF([.Z$5]=[.$AM13];[.Z$4];&quot; &quot;)" office:value-type="string" office:string-value=" " calcext:value-type="string">
            <text:p><text:s/></text:p>
          </table:table-cell>
          <table:table-cell table:formula="of:=IF([.AA$5]=[.$AM13];[.AA$4];&quot; &quot;)" office:value-type="string" office:string-value=" " calcext:value-type="string">
            <text:p><text:s/></text:p>
          </table:table-cell>
          <table:table-cell table:formula="of:=IF([.AB$5]=[.$AM13];[.AB$4];&quot; &quot;)" office:value-type="string" office:string-value=" " calcext:value-type="string">
            <text:p><text:s/></text:p>
          </table:table-cell>
          <table:table-cell table:formula="of:=IF([.AC$5]=[.$AM13];[.AC$4];&quot; &quot;)" office:value-type="string" office:string-value=" " calcext:value-type="string">
            <text:p><text:s/></text:p>
          </table:table-cell>
          <table:table-cell table:formula="of:=IF([.AD$5]=[.$AM13];[.AD$4];&quot; &quot;)" office:value-type="string" office:string-value=" " calcext:value-type="string">
            <text:p><text:s/></text:p>
          </table:table-cell>
          <table:table-cell table:formula="of:=IF([.AE$5]=[.$AM13];[.AE$4];&quot; &quot;)" office:value-type="string" office:string-value=" " calcext:value-type="string">
            <text:p><text:s/></text:p>
          </table:table-cell>
          <table:table-cell table:formula="of:=IF([.AF$5]=[.$AM13];[.AF$4];&quot; &quot;)" office:value-type="string" office:string-value=" " calcext:value-type="string">
            <text:p><text:s/></text:p>
          </table:table-cell>
          <table:table-cell table:formula="of:=IF([.AG$5]=[.$AM13];[.AG$4];&quot; &quot;)" office:value-type="string" office:string-value=" " calcext:value-type="string">
            <text:p><text:s/></text:p>
          </table:table-cell>
          <table:table-cell table:formula="of:=IF([.AH$5]=[.$AM13];[.AH$4];&quot; &quot;)" office:value-type="string" office:string-value=" " calcext:value-type="string">
            <text:p><text:s/></text:p>
          </table:table-cell>
          <table:table-cell table:formula="of:=IF([.AI$5]=[.$AM13];[.AI$4];&quot; &quot;)" office:value-type="string" office:string-value=" " calcext:value-type="string">
            <text:p><text:s/></text:p>
          </table:table-cell>
          <table:table-cell table:formula="of:=IF([.AJ$5]=[.$AM13];[.AJ$4];&quot; &quot;)" office:value-type="string" office:string-value=" " calcext:value-type="string">
            <text:p><text:s/></text:p>
          </table:table-cell>
          <table:table-cell table:formula="of:=IF([.AK$5]=[.$AM13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ל</text:p>
          </table:table-cell>
          <table:table-cell table:formula="of:=LOOKUP([.AL13];['file:///var/tmp/temp-Bibel-Zahlenwerte/Zahlenwerte.ods'#$$'heb']; ['file:///var/tmp/temp-Bibel-Zahlenwerte/Zahlenwerte.ods'#$$'zw'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IF([.C12]=[.$AM14];[.C11];&quot; &quot;)" office:value-type="string" office:string-value=" " calcext:value-type="string">
            <text:p><text:s/></text:p>
          </table:table-cell>
          <table:table-cell table:formula="of:=IF([.D$5]=[.$AM14];[.D$4];&quot; &quot;)" office:value-type="string" office:string-value=" " calcext:value-type="string">
            <text:p><text:s/></text:p>
          </table:table-cell>
          <table:table-cell table:formula="of:=IF([.E$5]=[.$AM14];[.E$4];&quot; &quot;)" office:value-type="string" office:string-value=" " calcext:value-type="string">
            <text:p><text:s/></text:p>
          </table:table-cell>
          <table:table-cell table:formula="of:=IF([.F$5]=[.$AM14];[.F$4];&quot; &quot;)" office:value-type="string" office:string-value=" " calcext:value-type="string">
            <text:p><text:s/></text:p>
          </table:table-cell>
          <table:table-cell table:formula="of:=IF([.G$5]=[.$AM14];[.G$4];&quot; &quot;)" office:value-type="string" office:string-value=" " calcext:value-type="string">
            <text:p><text:s/></text:p>
          </table:table-cell>
          <table:table-cell table:formula="of:=IF([.H$5]=[.$AM14];[.H$4];&quot; &quot;)" office:value-type="string" office:string-value=" " calcext:value-type="string">
            <text:p><text:s/></text:p>
          </table:table-cell>
          <table:table-cell table:formula="of:=IF([.I$5]=[.$AM14];[.I$4];&quot; &quot;)" office:value-type="string" office:string-value=" " calcext:value-type="string">
            <text:p><text:s/></text:p>
          </table:table-cell>
          <table:table-cell table:formula="of:=IF([.J$5]=[.$AM14];[.J$4];&quot; &quot;)" office:value-type="string" office:string-value=" " calcext:value-type="string">
            <text:p><text:s/></text:p>
          </table:table-cell>
          <table:table-cell table:formula="of:=IF([.K$5]=[.$AM14];[.K$4];&quot; &quot;)" office:value-type="string" office:string-value=" " calcext:value-type="string">
            <text:p><text:s/></text:p>
          </table:table-cell>
          <table:table-cell table:formula="of:=IF([.L$5]=[.$AM14];[.L$4];&quot; &quot;)" office:value-type="string" office:string-value=" " calcext:value-type="string">
            <text:p><text:s/></text:p>
          </table:table-cell>
          <table:table-cell table:formula="of:=IF([.M$5]=[.$AM14];[.M$4];&quot; &quot;)" office:value-type="string" office:string-value="ם" calcext:value-type="string">
            <text:p>ם</text:p>
          </table:table-cell>
          <table:table-cell table:formula="of:=IF([.N$5]=[.$AM14];[.N$4];&quot; &quot;)" office:value-type="string" office:string-value=" " calcext:value-type="string">
            <text:p><text:s/></text:p>
          </table:table-cell>
          <table:table-cell table:formula="of:=IF([.O$5]=[.$AM14];[.O$4];&quot; &quot;)" office:value-type="string" office:string-value="מ" calcext:value-type="string">
            <text:p>מ</text:p>
          </table:table-cell>
          <table:table-cell table:formula="of:=IF([.P$5]=[.$AM14];[.P$4];&quot; &quot;)" office:value-type="string" office:string-value=" " calcext:value-type="string">
            <text:p><text:s/></text:p>
          </table:table-cell>
          <table:table-cell table:formula="of:=IF([.Q$5]=[.$AM14];[.Q$4];&quot; &quot;)" office:value-type="string" office:string-value=" " calcext:value-type="string">
            <text:p><text:s/></text:p>
          </table:table-cell>
          <table:table-cell table:formula="of:=IF([.R$5]=[.$AM14];[.R$4];&quot; &quot;)" office:value-type="string" office:string-value=" " calcext:value-type="string">
            <text:p><text:s/></text:p>
          </table:table-cell>
          <table:table-cell table:formula="of:=IF([.S$5]=[.$AM14];[.S$4];&quot; &quot;)" office:value-type="string" office:string-value=" " calcext:value-type="string">
            <text:p><text:s/></text:p>
          </table:table-cell>
          <table:table-cell table:formula="of:=IF([.T$5]=[.$AM14];[.T$4];&quot; &quot;)" office:value-type="string" office:string-value=" " calcext:value-type="string">
            <text:p><text:s/></text:p>
          </table:table-cell>
          <table:table-cell table:formula="of:=IF([.U$5]=[.$AM14];[.U$4];&quot; &quot;)" office:value-type="string" office:string-value=" " calcext:value-type="string">
            <text:p><text:s/></text:p>
          </table:table-cell>
          <table:table-cell table:formula="of:=IF([.V$5]=[.$AM14];[.V$4];&quot; &quot;)" office:value-type="string" office:string-value="ם" calcext:value-type="string">
            <text:p>ם</text:p>
          </table:table-cell>
          <table:table-cell table:formula="of:=IF([.W$5]=[.$AM14];[.W$4];&quot; &quot;)" office:value-type="string" office:string-value=" " calcext:value-type="string">
            <text:p><text:s/></text:p>
          </table:table-cell>
          <table:table-cell table:formula="of:=IF([.X$5]=[.$AM14];[.X$4];&quot; &quot;)" office:value-type="string" office:string-value=" " calcext:value-type="string">
            <text:p><text:s/></text:p>
          </table:table-cell>
          <table:table-cell table:formula="of:=IF([.Y$5]=[.$AM14];[.Y$4];&quot; &quot;)" office:value-type="string" office:string-value=" " calcext:value-type="string">
            <text:p><text:s/></text:p>
          </table:table-cell>
          <table:table-cell table:formula="of:=IF([.Z$5]=[.$AM14];[.Z$4];&quot; &quot;)" office:value-type="string" office:string-value=" " calcext:value-type="string">
            <text:p><text:s/></text:p>
          </table:table-cell>
          <table:table-cell table:formula="of:=IF([.AA$5]=[.$AM14];[.AA$4];&quot; &quot;)" office:value-type="string" office:string-value=" " calcext:value-type="string">
            <text:p><text:s/></text:p>
          </table:table-cell>
          <table:table-cell table:formula="of:=IF([.AB$5]=[.$AM14];[.AB$4];&quot; &quot;)" office:value-type="string" office:string-value=" " calcext:value-type="string">
            <text:p><text:s/></text:p>
          </table:table-cell>
          <table:table-cell table:formula="of:=IF([.AC$5]=[.$AM14];[.AC$4];&quot; &quot;)" office:value-type="string" office:string-value=" " calcext:value-type="string">
            <text:p><text:s/></text:p>
          </table:table-cell>
          <table:table-cell table:formula="of:=IF([.AD$5]=[.$AM14];[.AD$4];&quot; &quot;)" office:value-type="string" office:string-value=" " calcext:value-type="string">
            <text:p><text:s/></text:p>
          </table:table-cell>
          <table:table-cell table:formula="of:=IF([.AE$5]=[.$AM14];[.AE$4];&quot; &quot;)" office:value-type="string" office:string-value=" " calcext:value-type="string">
            <text:p><text:s/></text:p>
          </table:table-cell>
          <table:table-cell table:formula="of:=IF([.AF$5]=[.$AM14];[.AF$4];&quot; &quot;)" office:value-type="string" office:string-value=" " calcext:value-type="string">
            <text:p><text:s/></text:p>
          </table:table-cell>
          <table:table-cell table:formula="of:=IF([.AG$5]=[.$AM14];[.AG$4];&quot; &quot;)" office:value-type="string" office:string-value=" " calcext:value-type="string">
            <text:p><text:s/></text:p>
          </table:table-cell>
          <table:table-cell table:formula="of:=IF([.AH$5]=[.$AM14];[.AH$4];&quot; &quot;)" office:value-type="string" office:string-value=" " calcext:value-type="string">
            <text:p><text:s/></text:p>
          </table:table-cell>
          <table:table-cell table:formula="of:=IF([.AI$5]=[.$AM14];[.AI$4];&quot; &quot;)" office:value-type="string" office:string-value=" " calcext:value-type="string">
            <text:p><text:s/></text:p>
          </table:table-cell>
          <table:table-cell table:formula="of:=IF([.AJ$5]=[.$AM14];[.AJ$4];&quot; &quot;)" office:value-type="string" office:string-value=" " calcext:value-type="string">
            <text:p><text:s/></text:p>
          </table:table-cell>
          <table:table-cell table:formula="of:=IF([.AK$5]=[.$AM14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ם</text:p>
          </table:table-cell>
          <table:table-cell table:formula="of:=LOOKUP([.AL14];['file:///var/tmp/temp-Bibel-Zahlenwerte/Zahlenwerte.ods'#$$'heb']; ['file:///var/tmp/temp-Bibel-Zahlenwerte/Zahlenwerte.ods'#$$'zw']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13]=[.$AM15];[.C12];&quot; &quot;)" office:value-type="string" office:string-value=" " calcext:value-type="string">
            <text:p><text:s/></text:p>
          </table:table-cell>
          <table:table-cell table:formula="of:=IF([.D$5]=[.$AM15];[.D$4];&quot; &quot;)" office:value-type="string" office:string-value="ץ" calcext:value-type="string">
            <text:p>ץ</text:p>
          </table:table-cell>
          <table:table-cell table:formula="of:=IF([.E$5]=[.$AM15];[.E$4];&quot; &quot;)" office:value-type="string" office:string-value=" " calcext:value-type="string">
            <text:p><text:s/></text:p>
          </table:table-cell>
          <table:table-cell table:formula="of:=IF([.F$5]=[.$AM15];[.F$4];&quot; &quot;)" office:value-type="string" office:string-value=" " calcext:value-type="string">
            <text:p><text:s/></text:p>
          </table:table-cell>
          <table:table-cell table:formula="of:=IF([.G$5]=[.$AM15];[.G$4];&quot; &quot;)" office:value-type="string" office:string-value=" " calcext:value-type="string">
            <text:p><text:s/></text:p>
          </table:table-cell>
          <table:table-cell table:formula="of:=IF([.H$5]=[.$AM15];[.H$4];&quot; &quot;)" office:value-type="string" office:string-value=" " calcext:value-type="string">
            <text:p><text:s/></text:p>
          </table:table-cell>
          <table:table-cell table:formula="of:=IF([.I$5]=[.$AM15];[.I$4];&quot; &quot;)" office:value-type="string" office:string-value=" " calcext:value-type="string">
            <text:p><text:s/></text:p>
          </table:table-cell>
          <table:table-cell table:formula="of:=IF([.J$5]=[.$AM15];[.J$4];&quot; &quot;)" office:value-type="string" office:string-value=" " calcext:value-type="string">
            <text:p><text:s/></text:p>
          </table:table-cell>
          <table:table-cell table:formula="of:=IF([.K$5]=[.$AM15];[.K$4];&quot; &quot;)" office:value-type="string" office:string-value=" " calcext:value-type="string">
            <text:p><text:s/></text:p>
          </table:table-cell>
          <table:table-cell table:formula="of:=IF([.L$5]=[.$AM15];[.L$4];&quot; &quot;)" office:value-type="string" office:string-value=" " calcext:value-type="string">
            <text:p><text:s/></text:p>
          </table:table-cell>
          <table:table-cell table:formula="of:=IF([.M$5]=[.$AM15];[.M$4];&quot; &quot;)" office:value-type="string" office:string-value=" " calcext:value-type="string">
            <text:p><text:s/></text:p>
          </table:table-cell>
          <table:table-cell table:formula="of:=IF([.N$5]=[.$AM15];[.N$4];&quot; &quot;)" office:value-type="string" office:string-value=" " calcext:value-type="string">
            <text:p><text:s/></text:p>
          </table:table-cell>
          <table:table-cell table:formula="of:=IF([.O$5]=[.$AM15];[.O$4];&quot; &quot;)" office:value-type="string" office:string-value=" " calcext:value-type="string">
            <text:p><text:s/></text:p>
          </table:table-cell>
          <table:table-cell table:formula="of:=IF([.P$5]=[.$AM15];[.P$4];&quot; &quot;)" office:value-type="string" office:string-value=" " calcext:value-type="string">
            <text:p><text:s/></text:p>
          </table:table-cell>
          <table:table-cell table:formula="of:=IF([.Q$5]=[.$AM15];[.Q$4];&quot; &quot;)" office:value-type="string" office:string-value=" " calcext:value-type="string">
            <text:p><text:s/></text:p>
          </table:table-cell>
          <table:table-cell table:formula="of:=IF([.R$5]=[.$AM15];[.R$4];&quot; &quot;)" office:value-type="string" office:string-value=" " calcext:value-type="string">
            <text:p><text:s/></text:p>
          </table:table-cell>
          <table:table-cell table:formula="of:=IF([.S$5]=[.$AM15];[.S$4];&quot; &quot;)" office:value-type="string" office:string-value=" " calcext:value-type="string">
            <text:p><text:s/></text:p>
          </table:table-cell>
          <table:table-cell table:formula="of:=IF([.T$5]=[.$AM15];[.T$4];&quot; &quot;)" office:value-type="string" office:string-value=" " calcext:value-type="string">
            <text:p><text:s/></text:p>
          </table:table-cell>
          <table:table-cell table:formula="of:=IF([.U$5]=[.$AM15];[.U$4];&quot; &quot;)" office:value-type="string" office:string-value=" " calcext:value-type="string">
            <text:p><text:s/></text:p>
          </table:table-cell>
          <table:table-cell table:formula="of:=IF([.V$5]=[.$AM15];[.V$4];&quot; &quot;)" office:value-type="string" office:string-value=" " calcext:value-type="string">
            <text:p><text:s/></text:p>
          </table:table-cell>
          <table:table-cell table:formula="of:=IF([.W$5]=[.$AM15];[.W$4];&quot; &quot;)" office:value-type="string" office:string-value=" " calcext:value-type="string">
            <text:p><text:s/></text:p>
          </table:table-cell>
          <table:table-cell table:formula="of:=IF([.X$5]=[.$AM15];[.X$4];&quot; &quot;)" office:value-type="string" office:string-value=" " calcext:value-type="string">
            <text:p><text:s/></text:p>
          </table:table-cell>
          <table:table-cell table:formula="of:=IF([.Y$5]=[.$AM15];[.Y$4];&quot; &quot;)" office:value-type="string" office:string-value=" " calcext:value-type="string">
            <text:p><text:s/></text:p>
          </table:table-cell>
          <table:table-cell table:formula="of:=IF([.Z$5]=[.$AM15];[.Z$4];&quot; &quot;)" office:value-type="string" office:string-value=" " calcext:value-type="string">
            <text:p><text:s/></text:p>
          </table:table-cell>
          <table:table-cell table:formula="of:=IF([.AA$5]=[.$AM15];[.AA$4];&quot; &quot;)" office:value-type="string" office:string-value=" " calcext:value-type="string">
            <text:p><text:s/></text:p>
          </table:table-cell>
          <table:table-cell table:formula="of:=IF([.AB$5]=[.$AM15];[.AB$4];&quot; &quot;)" office:value-type="string" office:string-value=" " calcext:value-type="string">
            <text:p><text:s/></text:p>
          </table:table-cell>
          <table:table-cell table:formula="of:=IF([.AC$5]=[.$AM15];[.AC$4];&quot; &quot;)" office:value-type="string" office:string-value=" " calcext:value-type="string">
            <text:p><text:s/></text:p>
          </table:table-cell>
          <table:table-cell table:formula="of:=IF([.AD$5]=[.$AM15];[.AD$4];&quot; &quot;)" office:value-type="string" office:string-value=" " calcext:value-type="string">
            <text:p><text:s/></text:p>
          </table:table-cell>
          <table:table-cell table:formula="of:=IF([.AE$5]=[.$AM15];[.AE$4];&quot; &quot;)" office:value-type="string" office:string-value=" " calcext:value-type="string">
            <text:p><text:s/></text:p>
          </table:table-cell>
          <table:table-cell table:formula="of:=IF([.AF$5]=[.$AM15];[.AF$4];&quot; &quot;)" office:value-type="string" office:string-value=" " calcext:value-type="string">
            <text:p><text:s/></text:p>
          </table:table-cell>
          <table:table-cell table:formula="of:=IF([.AG$5]=[.$AM15];[.AG$4];&quot; &quot;)" office:value-type="string" office:string-value=" " calcext:value-type="string">
            <text:p><text:s/></text:p>
          </table:table-cell>
          <table:table-cell table:formula="of:=IF([.AH$5]=[.$AM15];[.AH$4];&quot; &quot;)" office:value-type="string" office:string-value=" " calcext:value-type="string">
            <text:p><text:s/></text:p>
          </table:table-cell>
          <table:table-cell table:formula="of:=IF([.AI$5]=[.$AM15];[.AI$4];&quot; &quot;)" office:value-type="string" office:string-value=" " calcext:value-type="string">
            <text:p><text:s/></text:p>
          </table:table-cell>
          <table:table-cell table:formula="of:=IF([.AJ$5]=[.$AM15];[.AJ$4];&quot; &quot;)" office:value-type="string" office:string-value=" " calcext:value-type="string">
            <text:p><text:s/></text:p>
          </table:table-cell>
          <table:table-cell table:formula="of:=IF([.AK$5]=[.$AM15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ץ</text:p>
          </table:table-cell>
          <table:table-cell table:formula="of:=LOOKUP([.AL15];['file:///var/tmp/temp-Bibel-Zahlenwerte/Zahlenwerte.ods'#$$'heb']; ['file:///var/tmp/temp-Bibel-Zahlenwerte/Zahlenwerte.ods'#$$'zw']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IF([.C14]=[.$AM16];[.C13];&quot; &quot;)" office:value-type="string" office:string-value=" " calcext:value-type="string">
            <text:p><text:s/></text:p>
          </table:table-cell>
          <table:table-cell table:formula="of:=IF([.D$5]=[.$AM16];[.D$4];&quot; &quot;)" office:value-type="string" office:string-value=" " calcext:value-type="string">
            <text:p><text:s/></text:p>
          </table:table-cell>
          <table:table-cell table:formula="of:=IF([.E$5]=[.$AM16];[.E$4];&quot; &quot;)" office:value-type="string" office:string-value="ר" calcext:value-type="string">
            <text:p>ר</text:p>
          </table:table-cell>
          <table:table-cell table:formula="of:=IF([.F$5]=[.$AM16];[.F$4];&quot; &quot;)" office:value-type="string" office:string-value=" " calcext:value-type="string">
            <text:p><text:s/></text:p>
          </table:table-cell>
          <table:table-cell table:formula="of:=IF([.G$5]=[.$AM16];[.G$4];&quot; &quot;)" office:value-type="string" office:string-value=" " calcext:value-type="string">
            <text:p><text:s/></text:p>
          </table:table-cell>
          <table:table-cell table:formula="of:=IF([.H$5]=[.$AM16];[.H$4];&quot; &quot;)" office:value-type="string" office:string-value=" " calcext:value-type="string">
            <text:p><text:s/></text:p>
          </table:table-cell>
          <table:table-cell table:formula="of:=IF([.I$5]=[.$AM16];[.I$4];&quot; &quot;)" office:value-type="string" office:string-value=" " calcext:value-type="string">
            <text:p><text:s/></text:p>
          </table:table-cell>
          <table:table-cell table:formula="of:=IF([.J$5]=[.$AM16];[.J$4];&quot; &quot;)" office:value-type="string" office:string-value=" " calcext:value-type="string">
            <text:p><text:s/></text:p>
          </table:table-cell>
          <table:table-cell table:formula="of:=IF([.K$5]=[.$AM16];[.K$4];&quot; &quot;)" office:value-type="string" office:string-value=" " calcext:value-type="string">
            <text:p><text:s/></text:p>
          </table:table-cell>
          <table:table-cell table:formula="of:=IF([.L$5]=[.$AM16];[.L$4];&quot; &quot;)" office:value-type="string" office:string-value=" " calcext:value-type="string">
            <text:p><text:s/></text:p>
          </table:table-cell>
          <table:table-cell table:formula="of:=IF([.M$5]=[.$AM16];[.M$4];&quot; &quot;)" office:value-type="string" office:string-value=" " calcext:value-type="string">
            <text:p><text:s/></text:p>
          </table:table-cell>
          <table:table-cell table:formula="of:=IF([.N$5]=[.$AM16];[.N$4];&quot; &quot;)" office:value-type="string" office:string-value=" " calcext:value-type="string">
            <text:p><text:s/></text:p>
          </table:table-cell>
          <table:table-cell table:formula="of:=IF([.O$5]=[.$AM16];[.O$4];&quot; &quot;)" office:value-type="string" office:string-value=" " calcext:value-type="string">
            <text:p><text:s/></text:p>
          </table:table-cell>
          <table:table-cell table:formula="of:=IF([.P$5]=[.$AM16];[.P$4];&quot; &quot;)" office:value-type="string" office:string-value=" " calcext:value-type="string">
            <text:p><text:s/></text:p>
          </table:table-cell>
          <table:table-cell table:formula="of:=IF([.Q$5]=[.$AM16];[.Q$4];&quot; &quot;)" office:value-type="string" office:string-value=" " calcext:value-type="string">
            <text:p><text:s/></text:p>
          </table:table-cell>
          <table:table-cell table:formula="of:=IF([.R$5]=[.$AM16];[.R$4];&quot; &quot;)" office:value-type="string" office:string-value=" " calcext:value-type="string">
            <text:p><text:s/></text:p>
          </table:table-cell>
          <table:table-cell table:formula="of:=IF([.S$5]=[.$AM16];[.S$4];&quot; &quot;)" office:value-type="string" office:string-value=" " calcext:value-type="string">
            <text:p><text:s/></text:p>
          </table:table-cell>
          <table:table-cell table:formula="of:=IF([.T$5]=[.$AM16];[.T$4];&quot; &quot;)" office:value-type="string" office:string-value=" " calcext:value-type="string">
            <text:p><text:s/></text:p>
          </table:table-cell>
          <table:table-cell table:formula="of:=IF([.U$5]=[.$AM16];[.U$4];&quot; &quot;)" office:value-type="string" office:string-value=" " calcext:value-type="string">
            <text:p><text:s/></text:p>
          </table:table-cell>
          <table:table-cell table:formula="of:=IF([.V$5]=[.$AM16];[.V$4];&quot; &quot;)" office:value-type="string" office:string-value=" " calcext:value-type="string">
            <text:p><text:s/></text:p>
          </table:table-cell>
          <table:table-cell table:formula="of:=IF([.W$5]=[.$AM16];[.W$4];&quot; &quot;)" office:value-type="string" office:string-value=" " calcext:value-type="string">
            <text:p><text:s/></text:p>
          </table:table-cell>
          <table:table-cell table:formula="of:=IF([.X$5]=[.$AM16];[.X$4];&quot; &quot;)" office:value-type="string" office:string-value=" " calcext:value-type="string">
            <text:p><text:s/></text:p>
          </table:table-cell>
          <table:table-cell table:formula="of:=IF([.Y$5]=[.$AM16];[.Y$4];&quot; &quot;)" office:value-type="string" office:string-value=" " calcext:value-type="string">
            <text:p><text:s/></text:p>
          </table:table-cell>
          <table:table-cell table:formula="of:=IF([.Z$5]=[.$AM16];[.Z$4];&quot; &quot;)" office:value-type="string" office:string-value=" " calcext:value-type="string">
            <text:p><text:s/></text:p>
          </table:table-cell>
          <table:table-cell table:formula="of:=IF([.AA$5]=[.$AM16];[.AA$4];&quot; &quot;)" office:value-type="string" office:string-value=" " calcext:value-type="string">
            <text:p><text:s/></text:p>
          </table:table-cell>
          <table:table-cell table:formula="of:=IF([.AB$5]=[.$AM16];[.AB$4];&quot; &quot;)" office:value-type="string" office:string-value=" " calcext:value-type="string">
            <text:p><text:s/></text:p>
          </table:table-cell>
          <table:table-cell table:formula="of:=IF([.AC$5]=[.$AM16];[.AC$4];&quot; &quot;)" office:value-type="string" office:string-value="ר" calcext:value-type="string">
            <text:p>ר</text:p>
          </table:table-cell>
          <table:table-cell table:formula="of:=IF([.AD$5]=[.$AM16];[.AD$4];&quot; &quot;)" office:value-type="string" office:string-value=" " calcext:value-type="string">
            <text:p><text:s/></text:p>
          </table:table-cell>
          <table:table-cell table:formula="of:=IF([.AE$5]=[.$AM16];[.AE$4];&quot; &quot;)" office:value-type="string" office:string-value=" " calcext:value-type="string">
            <text:p><text:s/></text:p>
          </table:table-cell>
          <table:table-cell table:formula="of:=IF([.AF$5]=[.$AM16];[.AF$4];&quot; &quot;)" office:value-type="string" office:string-value=" " calcext:value-type="string">
            <text:p><text:s/></text:p>
          </table:table-cell>
          <table:table-cell table:formula="of:=IF([.AG$5]=[.$AM16];[.AG$4];&quot; &quot;)" office:value-type="string" office:string-value=" " calcext:value-type="string">
            <text:p><text:s/></text:p>
          </table:table-cell>
          <table:table-cell table:formula="of:=IF([.AH$5]=[.$AM16];[.AH$4];&quot; &quot;)" office:value-type="string" office:string-value=" " calcext:value-type="string">
            <text:p><text:s/></text:p>
          </table:table-cell>
          <table:table-cell table:formula="of:=IF([.AI$5]=[.$AM16];[.AI$4];&quot; &quot;)" office:value-type="string" office:string-value=" " calcext:value-type="string">
            <text:p><text:s/></text:p>
          </table:table-cell>
          <table:table-cell table:formula="of:=IF([.AJ$5]=[.$AM16];[.AJ$4];&quot; &quot;)" office:value-type="string" office:string-value="ר" calcext:value-type="string">
            <text:p>ר</text:p>
          </table:table-cell>
          <table:table-cell table:formula="of:=IF([.AK$5]=[.$AM16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ר</text:p>
          </table:table-cell>
          <table:table-cell table:formula="of:=LOOKUP([.AL16];['file:///var/tmp/temp-Bibel-Zahlenwerte/Zahlenwerte.ods'#$$'heb']; ['file:///var/tmp/temp-Bibel-Zahlenwerte/Zahlenwerte.ods'#$$'zw'])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IF([.C15]=[.$AM17];[.C14];&quot; &quot;)" office:value-type="string" office:string-value=" " calcext:value-type="string">
            <text:p><text:s/></text:p>
          </table:table-cell>
          <table:table-cell table:formula="of:=IF([.D$5]=[.$AM17];[.D$4];&quot; &quot;)" office:value-type="string" office:string-value=" " calcext:value-type="string">
            <text:p><text:s/></text:p>
          </table:table-cell>
          <table:table-cell table:formula="of:=IF([.E$5]=[.$AM17];[.E$4];&quot; &quot;)" office:value-type="string" office:string-value=" " calcext:value-type="string">
            <text:p><text:s/></text:p>
          </table:table-cell>
          <table:table-cell table:formula="of:=IF([.F$5]=[.$AM17];[.F$4];&quot; &quot;)" office:value-type="string" office:string-value=" " calcext:value-type="string">
            <text:p><text:s/></text:p>
          </table:table-cell>
          <table:table-cell table:formula="of:=IF([.G$5]=[.$AM17];[.G$4];&quot; &quot;)" office:value-type="string" office:string-value=" " calcext:value-type="string">
            <text:p><text:s/></text:p>
          </table:table-cell>
          <table:table-cell table:formula="of:=IF([.H$5]=[.$AM17];[.H$4];&quot; &quot;)" office:value-type="string" office:string-value=" " calcext:value-type="string">
            <text:p><text:s/></text:p>
          </table:table-cell>
          <table:table-cell table:formula="of:=IF([.I$5]=[.$AM17];[.I$4];&quot; &quot;)" office:value-type="string" office:string-value=" " calcext:value-type="string">
            <text:p><text:s/></text:p>
          </table:table-cell>
          <table:table-cell table:formula="of:=IF([.J$5]=[.$AM17];[.J$4];&quot; &quot;)" office:value-type="string" office:string-value=" " calcext:value-type="string">
            <text:p><text:s/></text:p>
          </table:table-cell>
          <table:table-cell table:formula="of:=IF([.K$5]=[.$AM17];[.K$4];&quot; &quot;)" office:value-type="string" office:string-value=" " calcext:value-type="string">
            <text:p><text:s/></text:p>
          </table:table-cell>
          <table:table-cell table:formula="of:=IF([.L$5]=[.$AM17];[.L$4];&quot; &quot;)" office:value-type="string" office:string-value=" " calcext:value-type="string">
            <text:p><text:s/></text:p>
          </table:table-cell>
          <table:table-cell table:formula="of:=IF([.M$5]=[.$AM17];[.M$4];&quot; &quot;)" office:value-type="string" office:string-value=" " calcext:value-type="string">
            <text:p><text:s/></text:p>
          </table:table-cell>
          <table:table-cell table:formula="of:=IF([.N$5]=[.$AM17];[.N$4];&quot; &quot;)" office:value-type="string" office:string-value=" " calcext:value-type="string">
            <text:p><text:s/></text:p>
          </table:table-cell>
          <table:table-cell table:formula="of:=IF([.O$5]=[.$AM17];[.O$4];&quot; &quot;)" office:value-type="string" office:string-value=" " calcext:value-type="string">
            <text:p><text:s/></text:p>
          </table:table-cell>
          <table:table-cell table:formula="of:=IF([.P$5]=[.$AM17];[.P$4];&quot; &quot;)" office:value-type="string" office:string-value="ש" calcext:value-type="string">
            <text:p>ש</text:p>
          </table:table-cell>
          <table:table-cell table:formula="of:=IF([.Q$5]=[.$AM17];[.Q$4];&quot; &quot;)" office:value-type="string" office:string-value=" " calcext:value-type="string">
            <text:p><text:s/></text:p>
          </table:table-cell>
          <table:table-cell table:formula="of:=IF([.R$5]=[.$AM17];[.R$4];&quot; &quot;)" office:value-type="string" office:string-value=" " calcext:value-type="string">
            <text:p><text:s/></text:p>
          </table:table-cell>
          <table:table-cell table:formula="of:=IF([.S$5]=[.$AM17];[.S$4];&quot; &quot;)" office:value-type="string" office:string-value=" " calcext:value-type="string">
            <text:p><text:s/></text:p>
          </table:table-cell>
          <table:table-cell table:formula="of:=IF([.T$5]=[.$AM17];[.T$4];&quot; &quot;)" office:value-type="string" office:string-value=" " calcext:value-type="string">
            <text:p><text:s/></text:p>
          </table:table-cell>
          <table:table-cell table:formula="of:=IF([.U$5]=[.$AM17];[.U$4];&quot; &quot;)" office:value-type="string" office:string-value=" " calcext:value-type="string">
            <text:p><text:s/></text:p>
          </table:table-cell>
          <table:table-cell table:formula="of:=IF([.V$5]=[.$AM17];[.V$4];&quot; &quot;)" office:value-type="string" office:string-value=" " calcext:value-type="string">
            <text:p><text:s/></text:p>
          </table:table-cell>
          <table:table-cell table:formula="of:=IF([.W$5]=[.$AM17];[.W$4];&quot; &quot;)" office:value-type="string" office:string-value=" " calcext:value-type="string">
            <text:p><text:s/></text:p>
          </table:table-cell>
          <table:table-cell table:formula="of:=IF([.X$5]=[.$AM17];[.X$4];&quot; &quot;)" office:value-type="string" office:string-value=" " calcext:value-type="string">
            <text:p><text:s/></text:p>
          </table:table-cell>
          <table:table-cell table:formula="of:=IF([.Y$5]=[.$AM17];[.Y$4];&quot; &quot;)" office:value-type="string" office:string-value=" " calcext:value-type="string">
            <text:p><text:s/></text:p>
          </table:table-cell>
          <table:table-cell table:formula="of:=IF([.Z$5]=[.$AM17];[.Z$4];&quot; &quot;)" office:value-type="string" office:string-value=" " calcext:value-type="string">
            <text:p><text:s/></text:p>
          </table:table-cell>
          <table:table-cell table:formula="of:=IF([.AA$5]=[.$AM17];[.AA$4];&quot; &quot;)" office:value-type="string" office:string-value=" " calcext:value-type="string">
            <text:p><text:s/></text:p>
          </table:table-cell>
          <table:table-cell table:formula="of:=IF([.AB$5]=[.$AM17];[.AB$4];&quot; &quot;)" office:value-type="string" office:string-value=" " calcext:value-type="string">
            <text:p><text:s/></text:p>
          </table:table-cell>
          <table:table-cell table:formula="of:=IF([.AC$5]=[.$AM17];[.AC$4];&quot; &quot;)" office:value-type="string" office:string-value=" " calcext:value-type="string">
            <text:p><text:s/></text:p>
          </table:table-cell>
          <table:table-cell table:formula="of:=IF([.AD$5]=[.$AM17];[.AD$4];&quot; &quot;)" office:value-type="string" office:string-value=" " calcext:value-type="string">
            <text:p><text:s/></text:p>
          </table:table-cell>
          <table:table-cell table:formula="of:=IF([.AE$5]=[.$AM17];[.AE$4];&quot; &quot;)" office:value-type="string" office:string-value=" " calcext:value-type="string">
            <text:p><text:s/></text:p>
          </table:table-cell>
          <table:table-cell table:formula="of:=IF([.AF$5]=[.$AM17];[.AF$4];&quot; &quot;)" office:value-type="string" office:string-value=" " calcext:value-type="string">
            <text:p><text:s/></text:p>
          </table:table-cell>
          <table:table-cell table:formula="of:=IF([.AG$5]=[.$AM17];[.AG$4];&quot; &quot;)" office:value-type="string" office:string-value=" " calcext:value-type="string">
            <text:p><text:s/></text:p>
          </table:table-cell>
          <table:table-cell table:formula="of:=IF([.AH$5]=[.$AM17];[.AH$4];&quot; &quot;)" office:value-type="string" office:string-value="ש" calcext:value-type="string">
            <text:p>ש</text:p>
          </table:table-cell>
          <table:table-cell table:formula="of:=IF([.AI$5]=[.$AM17];[.AI$4];&quot; &quot;)" office:value-type="string" office:string-value=" " calcext:value-type="string">
            <text:p><text:s/></text:p>
          </table:table-cell>
          <table:table-cell table:formula="of:=IF([.AJ$5]=[.$AM17];[.AJ$4];&quot; &quot;)" office:value-type="string" office:string-value=" " calcext:value-type="string">
            <text:p><text:s/></text:p>
          </table:table-cell>
          <table:table-cell table:formula="of:=IF([.AK$5]=[.$AM17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ש</text:p>
          </table:table-cell>
          <table:table-cell table:formula="of:=LOOKUP([.AL17];['file:///var/tmp/temp-Bibel-Zahlenwerte/Zahlenwerte.ods'#$$'heb']; ['file:///var/tmp/temp-Bibel-Zahlenwerte/Zahlenwerte.ods'#$$'zw'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IF([.C16]=[.$AM18];[.C15];&quot; &quot;)" office:value-type="string" office:string-value=" " calcext:value-type="string">
            <text:p><text:s/></text:p>
          </table:table-cell>
          <table:table-cell table:formula="of:=IF([.D$5]=[.$AM18];[.D$4];&quot; &quot;)" office:value-type="string" office:string-value=" " calcext:value-type="string">
            <text:p><text:s/></text:p>
          </table:table-cell>
          <table:table-cell table:formula="of:=IF([.E$5]=[.$AM18];[.E$4];&quot; &quot;)" office:value-type="string" office:string-value=" " calcext:value-type="string">
            <text:p><text:s/></text:p>
          </table:table-cell>
          <table:table-cell table:formula="of:=IF([.F$5]=[.$AM18];[.F$4];&quot; &quot;)" office:value-type="string" office:string-value=" " calcext:value-type="string">
            <text:p><text:s/></text:p>
          </table:table-cell>
          <table:table-cell table:formula="of:=IF([.G$5]=[.$AM18];[.G$4];&quot; &quot;)" office:value-type="string" office:string-value=" " calcext:value-type="string">
            <text:p><text:s/></text:p>
          </table:table-cell>
          <table:table-cell table:formula="of:=IF([.H$5]=[.$AM18];[.H$4];&quot; &quot;)" office:value-type="string" office:string-value=" " calcext:value-type="string">
            <text:p><text:s/></text:p>
          </table:table-cell>
          <table:table-cell table:formula="of:=IF([.I$5]=[.$AM18];[.I$4];&quot; &quot;)" office:value-type="string" office:string-value="ת" calcext:value-type="string">
            <text:p>ת</text:p>
          </table:table-cell>
          <table:table-cell table:formula="of:=IF([.J$5]=[.$AM18];[.J$4];&quot; &quot;)" office:value-type="string" office:string-value=" " calcext:value-type="string">
            <text:p><text:s/></text:p>
          </table:table-cell>
          <table:table-cell table:formula="of:=IF([.K$5]=[.$AM18];[.K$4];&quot; &quot;)" office:value-type="string" office:string-value=" " calcext:value-type="string">
            <text:p><text:s/></text:p>
          </table:table-cell>
          <table:table-cell table:formula="of:=IF([.L$5]=[.$AM18];[.L$4];&quot; &quot;)" office:value-type="string" office:string-value=" " calcext:value-type="string">
            <text:p><text:s/></text:p>
          </table:table-cell>
          <table:table-cell table:formula="of:=IF([.M$5]=[.$AM18];[.M$4];&quot; &quot;)" office:value-type="string" office:string-value=" " calcext:value-type="string">
            <text:p><text:s/></text:p>
          </table:table-cell>
          <table:table-cell table:formula="of:=IF([.N$5]=[.$AM18];[.N$4];&quot; &quot;)" office:value-type="string" office:string-value=" " calcext:value-type="string">
            <text:p><text:s/></text:p>
          </table:table-cell>
          <table:table-cell table:formula="of:=IF([.O$5]=[.$AM18];[.O$4];&quot; &quot;)" office:value-type="string" office:string-value=" " calcext:value-type="string">
            <text:p><text:s/></text:p>
          </table:table-cell>
          <table:table-cell table:formula="of:=IF([.P$5]=[.$AM18];[.P$4];&quot; &quot;)" office:value-type="string" office:string-value=" " calcext:value-type="string">
            <text:p><text:s/></text:p>
          </table:table-cell>
          <table:table-cell table:formula="of:=IF([.Q$5]=[.$AM18];[.Q$4];&quot; &quot;)" office:value-type="string" office:string-value=" " calcext:value-type="string">
            <text:p><text:s/></text:p>
          </table:table-cell>
          <table:table-cell table:formula="of:=IF([.R$5]=[.$AM18];[.R$4];&quot; &quot;)" office:value-type="string" office:string-value=" " calcext:value-type="string">
            <text:p><text:s/></text:p>
          </table:table-cell>
          <table:table-cell table:formula="of:=IF([.S$5]=[.$AM18];[.S$4];&quot; &quot;)" office:value-type="string" office:string-value="ת" calcext:value-type="string">
            <text:p>ת</text:p>
          </table:table-cell>
          <table:table-cell table:formula="of:=IF([.T$5]=[.$AM18];[.T$4];&quot; &quot;)" office:value-type="string" office:string-value=" " calcext:value-type="string">
            <text:p><text:s/></text:p>
          </table:table-cell>
          <table:table-cell table:formula="of:=IF([.U$5]=[.$AM18];[.U$4];&quot; &quot;)" office:value-type="string" office:string-value=" " calcext:value-type="string">
            <text:p><text:s/></text:p>
          </table:table-cell>
          <table:table-cell table:formula="of:=IF([.V$5]=[.$AM18];[.V$4];&quot; &quot;)" office:value-type="string" office:string-value=" " calcext:value-type="string">
            <text:p><text:s/></text:p>
          </table:table-cell>
          <table:table-cell table:formula="of:=IF([.W$5]=[.$AM18];[.W$4];&quot; &quot;)" office:value-type="string" office:string-value=" " calcext:value-type="string">
            <text:p><text:s/></text:p>
          </table:table-cell>
          <table:table-cell table:formula="of:=IF([.X$5]=[.$AM18];[.X$4];&quot; &quot;)" office:value-type="string" office:string-value=" " calcext:value-type="string">
            <text:p><text:s/></text:p>
          </table:table-cell>
          <table:table-cell table:formula="of:=IF([.Y$5]=[.$AM18];[.Y$4];&quot; &quot;)" office:value-type="string" office:string-value=" " calcext:value-type="string">
            <text:p><text:s/></text:p>
          </table:table-cell>
          <table:table-cell table:formula="of:=IF([.Z$5]=[.$AM18];[.Z$4];&quot; &quot;)" office:value-type="string" office:string-value=" " calcext:value-type="string">
            <text:p><text:s/></text:p>
          </table:table-cell>
          <table:table-cell table:formula="of:=IF([.AA$5]=[.$AM18];[.AA$4];&quot; &quot;)" office:value-type="string" office:string-value=" " calcext:value-type="string">
            <text:p><text:s/></text:p>
          </table:table-cell>
          <table:table-cell table:formula="of:=IF([.AB$5]=[.$AM18];[.AB$4];&quot; &quot;)" office:value-type="string" office:string-value=" " calcext:value-type="string">
            <text:p><text:s/></text:p>
          </table:table-cell>
          <table:table-cell table:formula="of:=IF([.AC$5]=[.$AM18];[.AC$4];&quot; &quot;)" office:value-type="string" office:string-value=" " calcext:value-type="string">
            <text:p><text:s/></text:p>
          </table:table-cell>
          <table:table-cell table:formula="of:=IF([.AD$5]=[.$AM18];[.AD$4];&quot; &quot;)" office:value-type="string" office:string-value=" " calcext:value-type="string">
            <text:p><text:s/></text:p>
          </table:table-cell>
          <table:table-cell table:formula="of:=IF([.AE$5]=[.$AM18];[.AE$4];&quot; &quot;)" office:value-type="string" office:string-value=" " calcext:value-type="string">
            <text:p><text:s/></text:p>
          </table:table-cell>
          <table:table-cell table:formula="of:=IF([.AF$5]=[.$AM18];[.AF$4];&quot; &quot;)" office:value-type="string" office:string-value="ת" calcext:value-type="string">
            <text:p>ת</text:p>
          </table:table-cell>
          <table:table-cell table:formula="of:=IF([.AG$5]=[.$AM18];[.AG$4];&quot; &quot;)" office:value-type="string" office:string-value=" " calcext:value-type="string">
            <text:p><text:s/></text:p>
          </table:table-cell>
          <table:table-cell table:formula="of:=IF([.AH$5]=[.$AM18];[.AH$4];&quot; &quot;)" office:value-type="string" office:string-value=" " calcext:value-type="string">
            <text:p><text:s/></text:p>
          </table:table-cell>
          <table:table-cell table:formula="of:=IF([.AI$5]=[.$AM18];[.AI$4];&quot; &quot;)" office:value-type="string" office:string-value=" " calcext:value-type="string">
            <text:p><text:s/></text:p>
          </table:table-cell>
          <table:table-cell table:formula="of:=IF([.AJ$5]=[.$AM18];[.AJ$4];&quot; &quot;)" office:value-type="string" office:string-value=" " calcext:value-type="string">
            <text:p><text:s/></text:p>
          </table:table-cell>
          <table:table-cell table:formula="of:=IF([.AK$5]=[.$AM18];[.AK$4];&quot; &quot;)" office:value-type="string" office:string-value=" " calcext:value-type="string">
            <text:p><text:s/></text:p>
          </table:table-cell>
          <table:table-cell office:value-type="string" calcext:value-type="string">
            <text:p>ת</text:p>
          </table:table-cell>
          <table:table-cell table:formula="of:=LOOKUP([.AL18];['file:///var/tmp/temp-Bibel-Zahlenwerte/Zahlenwerte.ods'#$$'heb']; ['file:///var/tmp/temp-Bibel-Zahlenwerte/Zahlenwerte.ods'#$$'zw'])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table:number-columns-repeated="36"/>
          <table:table-cell table:formula="of:=SUM([.AN8:.AN18])" office:value-type="float" office:value="28" calcext:value-type="float">
            <text:p>28</text:p>
          </table:table-cell>
        </table:table-row>
      </table:table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5">
          <table:table-cell/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ehrfache von 4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float" office:value="401" calcext:value-type="float">
            <text:p>401</text:p>
          </table:table-cell>
          <table:table-cell table:number-columns-repeated="3"/>
          <table:table-cell table:formula="of:=SUM([.B5:.H5])" office:value-type="float" office:value="401" calcext:value-type="float">
            <text:p>401</text:p>
          </table:table-cell>
          <table:table-cell office:value-type="string" calcext:value-type="string">
            <text:p>'=1*401</text:p>
          </table:table-cell>
        </table:table-row>
        <table:table-row table:style-name="ro1">
          <table:table-cell table:number-columns-repeated="2"/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4"/>
          <table:table-cell table:formula="of:=SUM([.B6:.H6])" office:value-type="float" office:value="802" calcext:value-type="float">
            <text:p>802</text:p>
          </table:table-cell>
          <table:table-cell office:value-type="string" calcext:value-type="string">
            <text:p>'=2*401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table:formula="of:=SUM([.B7:.H7])" office:value-type="float" office:value="1203" calcext:value-type="float">
            <text:p>1203</text:p>
          </table:table-cell>
          <table:table-cell office:value-type="string" calcext:value-type="string">
            <text:p>'=3*401</text:p>
          </table:table-cell>
        </table:table-row>
        <table:table-row table:style-name="ro1">
          <table:table-cell/>
          <table:table-cell table:style-name="ce3" office:value-type="float" office:value="296" calcext:value-type="float">
            <text:p>296</text:p>
          </table:table-cell>
          <table:table-cell/>
          <table:table-cell table:style-name="ce3" office:value-type="float" office:value="395" calcext:value-type="float">
            <text:p>395</text:p>
          </table:table-cell>
          <table:table-cell table:number-columns-repeated="3"/>
          <table:table-cell table:style-name="ce3" office:value-type="float" office:value="913" calcext:value-type="float">
            <text:p>913</text:p>
          </table:table-cell>
          <table:table-cell table:formula="of:=SUM([.B8:.H8])" office:value-type="float" office:value="1604" calcext:value-type="float">
            <text:p>1604</text:p>
          </table:table-cell>
          <table:table-cell office:value-type="string" calcext:value-type="string">
            <text:p>'=4*40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table:formula="of:=SUM([.B9:.H9])" office:value-type="float" office:value="2005" calcext:value-type="float">
            <text:p>2005</text:p>
          </table:table-cell>
          <table:table-cell office:value-type="string" calcext:value-type="string">
            <text:p>'=5*401</text:p>
          </table:table-cell>
        </table:table-row>
      </table:table>
      <table:named-expressions>
        <table:named-expression table:name="heb" table:base-cell-address="$Sheet1.$B$3" table:expression="['file:///var/tmp/temp-Bibel-Zahlenwerte/Zahlenwerte.ods'#$Zahlenwerte.$B$2:.$B$32]"/>
        <table:named-expression table:name="zw" table:base-cell-address="$Sheet1.$B$2" table:expression="['file:///var/tmp/temp-Bibel-Zahlenwerte/Zahlenwerte.ods'#$Zahlenwerte.$C$2:.$C$3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07:45:21.211776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1:54:58.133677246</meta:creation-date>
    <meta:generator>LibreOffice/6.1.6.3$Linux_X86_64 LibreOffice_project/10$Build-3</meta:generator>
    <dc:date>2019-07-21T08:25:11.725245355</dc:date>
    <meta:editing-duration>PT1H1M15S</meta:editing-duration>
    <meta:editing-cycles>15</meta:editing-cycles>
    <meta:document-statistic meta:table-count="3" meta:cell-count="651" meta:object-count="0"/>
  </office:meta>
</office:document-meta>
</file>